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-dash="Long_20_Dot_20__28_Rounded_29_" svg:stroke-width="0.053cm" svg:stroke-color="#729fcf" draw:marker-start-width="0.279cm" draw:marker-end-width="0.279cm" svg:stroke-linecap="round" draw:fill="none" loext:fill-use-slide-background="false" draw:textarea-horizontal-align="justify" draw:textarea-vertical-align="middle" draw:auto-grow-height="false" fo:min-height="20.018cm" fo:min-width="19.768cm" fo:padding-top="0.151cm" fo:padding-bottom="0.151cm" fo:padding-left="0.276cm" fo:padding-right="0.276cm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0.77cm" style:writing-mode="lr-tb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7" style:family="graphic" style:parent-style-name="standard">
      <style:graphic-properties draw:stroke-dash="Long_20_Dot_20__28_Rounded_29_" svg:stroke-width="0.053cm" svg:stroke-color="#729fcf" draw:marker-start-width="0.279cm" draw:marker-end-width="0.279cm" svg:stroke-linecap="round" draw:fill="none" loext:fill-use-slide-background="false" draw:textarea-horizontal-align="justify" draw:textarea-vertical-align="middle" draw:auto-grow-height="false" fo:min-height="4.778cm" fo:min-width="4.527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29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528cm" fo:min-width="1.342cm" style:writing-mode="lr-tb"/>
      <style:paragraph-properties style:writing-mode="lr-tb"/>
    </style:style>
    <style:style style:name="gr11" style:family="graphic" style:parent-style-name="objectwithoutfill">
      <style:graphic-properties svg:stroke-width="0.081cm" draw:marker-start-width="0.321cm" draw:marker-end="Arrowheads_20_3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-dash="Long_20_Dot_20__28_Rounded_29_" svg:stroke-width="0.053cm" svg:stroke-color="#729fcf" draw:marker-start-width="0.279cm" draw:marker-end-width="0.279cm" svg:stroke-linecap="round" draw:fill="none" loext:fill-use-slide-background="false" draw:textarea-horizontal-align="justify" draw:textarea-vertical-align="middle" draw:auto-grow-height="false" fo:min-height="7.318cm" fo:min-width="7.703cm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09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3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text-align="center" style:writing-mode="lr-tb"/>
      <style:text-properties fo:font-size="8pt" style:font-size-asian="8pt" style:font-size-complex="8pt"/>
    </style:style>
    <style:style style:name="P4" style:family="paragraph">
      <loext:graphic-properties draw:fill="none" draw:fill-color="#ffffff"/>
      <style:text-properties fo:font-size="7pt" style:font-size-asian="7pt" style:font-size-complex="7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2cm" svg:height="20.32cm" svg:x="11.795cm" svg:y="4.17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.064cm" svg:y1="6.047cm" svg:x2="13.064cm" svg:y2="7.317cm">
          <text:p/>
        </draw:line>
        <draw:line draw:style-name="gr2" draw:text-style-name="P1" draw:layer="layout" svg:x1="13.064cm" svg:y1="8.587cm" svg:x2="13.064cm" svg:y2="9.857cm">
          <text:p/>
        </draw:line>
        <draw:line draw:style-name="gr2" draw:text-style-name="P1" draw:layer="layout" svg:x1="13.064cm" svg:y1="11.127cm" svg:x2="13.064cm" svg:y2="12.397cm">
          <text:p/>
        </draw:line>
        <draw:line draw:style-name="gr2" draw:text-style-name="P1" draw:layer="layout" svg:x1="13.064cm" svg:y1="13.667cm" svg:x2="13.064cm" svg:y2="14.937cm">
          <text:p/>
        </draw:line>
        <draw:line draw:style-name="gr2" draw:text-style-name="P1" draw:layer="layout" svg:x1="13.064cm" svg:y1="16.207cm" svg:x2="13.064cm" svg:y2="17.477cm">
          <text:p/>
        </draw:line>
        <draw:line draw:style-name="gr2" draw:text-style-name="P1" draw:layer="layout" svg:x1="13.064cm" svg:y1="18.747cm" svg:x2="13.064cm" svg:y2="20.017cm">
          <text:p/>
        </draw:line>
        <draw:line draw:style-name="gr2" draw:text-style-name="P1" draw:layer="layout" svg:x1="13.064cm" svg:y1="21.287cm" svg:x2="13.064cm" svg:y2="22.557cm">
          <text:p/>
        </draw:line>
        <draw:line draw:style-name="gr2" draw:text-style-name="P1" draw:layer="layout" svg:x1="13.064cm" svg:y1="23.827cm" svg:x2="13.064cm" svg:y2="25.097cm">
          <text:p/>
        </draw:line>
        <draw:line draw:style-name="gr2" draw:text-style-name="P1" draw:layer="layout" svg:x1="13.064cm" svg:y1="3.507cm" svg:x2="13.064cm" svg:y2="4.777cm">
          <text:p/>
        </draw:line>
        <draw:line draw:style-name="gr2" draw:text-style-name="P1" draw:layer="layout" svg:x1="15.604cm" svg:y1="6.047cm" svg:x2="15.604cm" svg:y2="7.317cm">
          <text:p/>
        </draw:line>
        <draw:line draw:style-name="gr2" draw:text-style-name="P1" draw:layer="layout" svg:x1="15.604cm" svg:y1="8.587cm" svg:x2="15.604cm" svg:y2="9.857cm">
          <text:p/>
        </draw:line>
        <draw:line draw:style-name="gr2" draw:text-style-name="P1" draw:layer="layout" svg:x1="15.604cm" svg:y1="11.127cm" svg:x2="15.604cm" svg:y2="12.397cm">
          <text:p/>
        </draw:line>
        <draw:line draw:style-name="gr2" draw:text-style-name="P1" draw:layer="layout" svg:x1="15.604cm" svg:y1="13.667cm" svg:x2="15.604cm" svg:y2="14.937cm">
          <text:p/>
        </draw:line>
        <draw:line draw:style-name="gr2" draw:text-style-name="P1" draw:layer="layout" svg:x1="15.604cm" svg:y1="16.207cm" svg:x2="15.604cm" svg:y2="17.477cm">
          <text:p/>
        </draw:line>
        <draw:line draw:style-name="gr2" draw:text-style-name="P1" draw:layer="layout" svg:x1="15.604cm" svg:y1="18.747cm" svg:x2="15.604cm" svg:y2="20.017cm">
          <text:p/>
        </draw:line>
        <draw:line draw:style-name="gr2" draw:text-style-name="P1" draw:layer="layout" svg:x1="15.604cm" svg:y1="21.287cm" svg:x2="15.604cm" svg:y2="22.557cm">
          <text:p/>
        </draw:line>
        <draw:line draw:style-name="gr2" draw:text-style-name="P1" draw:layer="layout" svg:x1="15.604cm" svg:y1="23.827cm" svg:x2="15.604cm" svg:y2="25.097cm">
          <text:p/>
        </draw:line>
        <draw:line draw:style-name="gr2" draw:text-style-name="P1" draw:layer="layout" svg:x1="15.604cm" svg:y1="3.507cm" svg:x2="15.604cm" svg:y2="4.777cm">
          <text:p/>
        </draw:line>
        <draw:line draw:style-name="gr2" draw:text-style-name="P1" draw:layer="layout" svg:x1="18.144cm" svg:y1="6.047cm" svg:x2="18.144cm" svg:y2="7.317cm">
          <text:p/>
        </draw:line>
        <draw:line draw:style-name="gr2" draw:text-style-name="P1" draw:layer="layout" svg:x1="18.144cm" svg:y1="8.587cm" svg:x2="18.144cm" svg:y2="9.857cm">
          <text:p/>
        </draw:line>
        <draw:line draw:style-name="gr2" draw:text-style-name="P1" draw:layer="layout" svg:x1="18.144cm" svg:y1="11.127cm" svg:x2="18.144cm" svg:y2="12.397cm">
          <text:p/>
        </draw:line>
        <draw:line draw:style-name="gr2" draw:text-style-name="P1" draw:layer="layout" svg:x1="18.144cm" svg:y1="13.667cm" svg:x2="18.144cm" svg:y2="14.937cm">
          <text:p/>
        </draw:line>
        <draw:line draw:style-name="gr2" draw:text-style-name="P1" draw:layer="layout" svg:x1="18.144cm" svg:y1="16.207cm" svg:x2="18.144cm" svg:y2="17.477cm">
          <text:p/>
        </draw:line>
        <draw:line draw:style-name="gr2" draw:text-style-name="P1" draw:layer="layout" svg:x1="18.144cm" svg:y1="18.747cm" svg:x2="18.144cm" svg:y2="20.017cm">
          <text:p/>
        </draw:line>
        <draw:line draw:style-name="gr2" draw:text-style-name="P1" draw:layer="layout" svg:x1="18.144cm" svg:y1="21.287cm" svg:x2="18.144cm" svg:y2="22.557cm">
          <text:p/>
        </draw:line>
        <draw:line draw:style-name="gr2" draw:text-style-name="P1" draw:layer="layout" svg:x1="18.144cm" svg:y1="23.827cm" svg:x2="18.144cm" svg:y2="25.097cm">
          <text:p/>
        </draw:line>
        <draw:line draw:style-name="gr2" draw:text-style-name="P1" draw:layer="layout" svg:x1="18.144cm" svg:y1="3.507cm" svg:x2="18.144cm" svg:y2="4.777cm">
          <text:p/>
        </draw:line>
        <draw:line draw:style-name="gr2" draw:text-style-name="P1" draw:layer="layout" svg:x1="20.684cm" svg:y1="6.047cm" svg:x2="20.684cm" svg:y2="7.317cm">
          <text:p/>
        </draw:line>
        <draw:line draw:style-name="gr2" draw:text-style-name="P1" draw:layer="layout" svg:x1="20.684cm" svg:y1="8.587cm" svg:x2="20.684cm" svg:y2="9.857cm">
          <text:p/>
        </draw:line>
        <draw:line draw:style-name="gr2" draw:text-style-name="P1" draw:layer="layout" svg:x1="20.684cm" svg:y1="11.127cm" svg:x2="20.684cm" svg:y2="12.397cm">
          <text:p/>
        </draw:line>
        <draw:line draw:style-name="gr2" draw:text-style-name="P1" draw:layer="layout" svg:x1="20.684cm" svg:y1="13.667cm" svg:x2="20.684cm" svg:y2="14.937cm">
          <text:p/>
        </draw:line>
        <draw:line draw:style-name="gr2" draw:text-style-name="P1" draw:layer="layout" svg:x1="20.684cm" svg:y1="16.207cm" svg:x2="20.684cm" svg:y2="17.477cm">
          <text:p/>
        </draw:line>
        <draw:line draw:style-name="gr2" draw:text-style-name="P1" draw:layer="layout" svg:x1="20.684cm" svg:y1="18.747cm" svg:x2="20.684cm" svg:y2="20.017cm">
          <text:p/>
        </draw:line>
        <draw:line draw:style-name="gr2" draw:text-style-name="P1" draw:layer="layout" svg:x1="20.684cm" svg:y1="21.287cm" svg:x2="20.684cm" svg:y2="22.557cm">
          <text:p/>
        </draw:line>
        <draw:line draw:style-name="gr2" draw:text-style-name="P1" draw:layer="layout" svg:x1="20.684cm" svg:y1="23.827cm" svg:x2="20.684cm" svg:y2="25.097cm">
          <text:p/>
        </draw:line>
        <draw:line draw:style-name="gr2" draw:text-style-name="P1" draw:layer="layout" svg:x1="20.684cm" svg:y1="3.507cm" svg:x2="20.684cm" svg:y2="4.777cm">
          <text:p/>
        </draw:line>
        <draw:line draw:style-name="gr2" draw:text-style-name="P1" draw:layer="layout" svg:x1="23.224cm" svg:y1="6.047cm" svg:x2="23.224cm" svg:y2="7.317cm">
          <text:p/>
        </draw:line>
        <draw:line draw:style-name="gr2" draw:text-style-name="P1" draw:layer="layout" svg:x1="23.224cm" svg:y1="8.587cm" svg:x2="23.224cm" svg:y2="9.857cm">
          <text:p/>
        </draw:line>
        <draw:line draw:style-name="gr2" draw:text-style-name="P1" draw:layer="layout" svg:x1="23.224cm" svg:y1="11.127cm" svg:x2="23.224cm" svg:y2="12.397cm">
          <text:p/>
        </draw:line>
        <draw:line draw:style-name="gr2" draw:text-style-name="P1" draw:layer="layout" svg:x1="23.224cm" svg:y1="13.667cm" svg:x2="23.224cm" svg:y2="14.937cm">
          <text:p/>
        </draw:line>
        <draw:line draw:style-name="gr2" draw:text-style-name="P1" draw:layer="layout" svg:x1="23.224cm" svg:y1="16.207cm" svg:x2="23.224cm" svg:y2="17.477cm">
          <text:p/>
        </draw:line>
        <draw:line draw:style-name="gr2" draw:text-style-name="P1" draw:layer="layout" svg:x1="23.224cm" svg:y1="18.747cm" svg:x2="23.224cm" svg:y2="20.017cm">
          <text:p/>
        </draw:line>
        <draw:line draw:style-name="gr2" draw:text-style-name="P1" draw:layer="layout" svg:x1="23.224cm" svg:y1="21.287cm" svg:x2="23.224cm" svg:y2="22.557cm">
          <text:p/>
        </draw:line>
        <draw:line draw:style-name="gr2" draw:text-style-name="P1" draw:layer="layout" svg:x1="23.224cm" svg:y1="23.827cm" svg:x2="23.224cm" svg:y2="25.097cm">
          <text:p/>
        </draw:line>
        <draw:line draw:style-name="gr2" draw:text-style-name="P1" draw:layer="layout" svg:x1="23.224cm" svg:y1="3.507cm" svg:x2="23.224cm" svg:y2="4.777cm">
          <text:p/>
        </draw:line>
        <draw:line draw:style-name="gr2" draw:text-style-name="P1" draw:layer="layout" svg:x1="25.764cm" svg:y1="6.047cm" svg:x2="25.764cm" svg:y2="7.317cm">
          <text:p/>
        </draw:line>
        <draw:line draw:style-name="gr2" draw:text-style-name="P1" draw:layer="layout" svg:x1="25.764cm" svg:y1="8.587cm" svg:x2="25.764cm" svg:y2="9.857cm">
          <text:p/>
        </draw:line>
        <draw:line draw:style-name="gr2" draw:text-style-name="P1" draw:layer="layout" svg:x1="25.764cm" svg:y1="11.127cm" svg:x2="25.764cm" svg:y2="12.397cm">
          <text:p/>
        </draw:line>
        <draw:line draw:style-name="gr2" draw:text-style-name="P1" draw:layer="layout" svg:x1="25.764cm" svg:y1="13.667cm" svg:x2="25.764cm" svg:y2="14.937cm">
          <text:p/>
        </draw:line>
        <draw:line draw:style-name="gr2" draw:text-style-name="P1" draw:layer="layout" svg:x1="25.764cm" svg:y1="16.207cm" svg:x2="25.764cm" svg:y2="17.477cm">
          <text:p/>
        </draw:line>
        <draw:line draw:style-name="gr2" draw:text-style-name="P1" draw:layer="layout" svg:x1="25.764cm" svg:y1="18.747cm" svg:x2="25.764cm" svg:y2="20.017cm">
          <text:p/>
        </draw:line>
        <draw:line draw:style-name="gr2" draw:text-style-name="P1" draw:layer="layout" svg:x1="25.764cm" svg:y1="21.287cm" svg:x2="25.764cm" svg:y2="22.557cm">
          <text:p/>
        </draw:line>
        <draw:line draw:style-name="gr2" draw:text-style-name="P1" draw:layer="layout" svg:x1="25.764cm" svg:y1="23.827cm" svg:x2="25.764cm" svg:y2="25.097cm">
          <text:p/>
        </draw:line>
        <draw:line draw:style-name="gr2" draw:text-style-name="P1" draw:layer="layout" svg:x1="25.764cm" svg:y1="3.507cm" svg:x2="25.764cm" svg:y2="4.777cm">
          <text:p/>
        </draw:line>
        <draw:line draw:style-name="gr2" draw:text-style-name="P1" draw:layer="layout" svg:x1="28.304cm" svg:y1="6.047cm" svg:x2="28.304cm" svg:y2="7.317cm">
          <text:p/>
        </draw:line>
        <draw:line draw:style-name="gr2" draw:text-style-name="P1" draw:layer="layout" svg:x1="28.304cm" svg:y1="8.587cm" svg:x2="28.304cm" svg:y2="9.857cm">
          <text:p/>
        </draw:line>
        <draw:line draw:style-name="gr2" draw:text-style-name="P1" draw:layer="layout" svg:x1="28.304cm" svg:y1="11.127cm" svg:x2="28.304cm" svg:y2="12.397cm">
          <text:p/>
        </draw:line>
        <draw:line draw:style-name="gr2" draw:text-style-name="P1" draw:layer="layout" svg:x1="28.304cm" svg:y1="13.667cm" svg:x2="28.304cm" svg:y2="14.937cm">
          <text:p/>
        </draw:line>
        <draw:line draw:style-name="gr2" draw:text-style-name="P1" draw:layer="layout" svg:x1="28.304cm" svg:y1="16.207cm" svg:x2="28.304cm" svg:y2="17.477cm">
          <text:p/>
        </draw:line>
        <draw:line draw:style-name="gr2" draw:text-style-name="P1" draw:layer="layout" svg:x1="28.304cm" svg:y1="18.747cm" svg:x2="28.304cm" svg:y2="20.017cm">
          <text:p/>
        </draw:line>
        <draw:line draw:style-name="gr2" draw:text-style-name="P1" draw:layer="layout" svg:x1="28.304cm" svg:y1="21.287cm" svg:x2="28.304cm" svg:y2="22.557cm">
          <text:p/>
        </draw:line>
        <draw:line draw:style-name="gr2" draw:text-style-name="P1" draw:layer="layout" svg:x1="28.304cm" svg:y1="23.827cm" svg:x2="28.304cm" svg:y2="25.097cm">
          <text:p/>
        </draw:line>
        <draw:line draw:style-name="gr2" draw:text-style-name="P1" draw:layer="layout" svg:x1="28.304cm" svg:y1="3.507cm" svg:x2="28.304cm" svg:y2="4.777cm">
          <text:p/>
        </draw:line>
        <draw:line draw:style-name="gr2" draw:text-style-name="P1" draw:layer="layout" svg:x1="30.844cm" svg:y1="6.047cm" svg:x2="30.844cm" svg:y2="7.317cm">
          <text:p/>
        </draw:line>
        <draw:line draw:style-name="gr2" draw:text-style-name="P1" draw:layer="layout" svg:x1="30.844cm" svg:y1="8.587cm" svg:x2="30.844cm" svg:y2="9.857cm">
          <text:p/>
        </draw:line>
        <draw:line draw:style-name="gr2" draw:text-style-name="P1" draw:layer="layout" svg:x1="30.844cm" svg:y1="11.127cm" svg:x2="30.844cm" svg:y2="12.397cm">
          <text:p/>
        </draw:line>
        <draw:line draw:style-name="gr2" draw:text-style-name="P1" draw:layer="layout" svg:x1="30.844cm" svg:y1="13.667cm" svg:x2="30.844cm" svg:y2="14.937cm">
          <text:p/>
        </draw:line>
        <draw:line draw:style-name="gr2" draw:text-style-name="P1" draw:layer="layout" svg:x1="30.844cm" svg:y1="16.207cm" svg:x2="30.844cm" svg:y2="17.477cm">
          <text:p/>
        </draw:line>
        <draw:line draw:style-name="gr2" draw:text-style-name="P1" draw:layer="layout" svg:x1="30.844cm" svg:y1="18.747cm" svg:x2="30.844cm" svg:y2="20.017cm">
          <text:p/>
        </draw:line>
        <draw:line draw:style-name="gr2" draw:text-style-name="P1" draw:layer="layout" svg:x1="30.844cm" svg:y1="21.287cm" svg:x2="30.844cm" svg:y2="22.557cm">
          <text:p/>
        </draw:line>
        <draw:line draw:style-name="gr2" draw:text-style-name="P1" draw:layer="layout" svg:x1="30.844cm" svg:y1="23.827cm" svg:x2="30.844cm" svg:y2="25.097cm">
          <text:p/>
        </draw:line>
        <draw:line draw:style-name="gr2" draw:text-style-name="P1" draw:layer="layout" svg:x1="30.844cm" svg:y1="3.507cm" svg:x2="30.844cm" svg:y2="4.777cm">
          <text:p/>
        </draw:line>
        <draw:line draw:style-name="gr3" draw:text-style-name="P1" draw:layer="layout" svg:x1="11.159cm" svg:y1="5.412cm" svg:x2="12.429cm" svg:y2="5.412cm">
          <text:p/>
        </draw:line>
        <draw:line draw:style-name="gr3" draw:text-style-name="P1" draw:layer="layout" svg:x1="11.159cm" svg:y1="7.952cm" svg:x2="12.429cm" svg:y2="7.952cm">
          <text:p/>
        </draw:line>
        <draw:line draw:style-name="gr3" draw:text-style-name="P1" draw:layer="layout" svg:x1="11.159cm" svg:y1="10.492cm" svg:x2="12.429cm" svg:y2="10.492cm">
          <text:p/>
        </draw:line>
        <draw:line draw:style-name="gr3" draw:text-style-name="P1" draw:layer="layout" svg:x1="11.159cm" svg:y1="13.032cm" svg:x2="12.429cm" svg:y2="13.032cm">
          <text:p/>
        </draw:line>
        <draw:line draw:style-name="gr3" draw:text-style-name="P1" draw:layer="layout" svg:x1="11.159cm" svg:y1="15.572cm" svg:x2="12.429cm" svg:y2="15.572cm">
          <text:p/>
        </draw:line>
        <draw:line draw:style-name="gr3" draw:text-style-name="P1" draw:layer="layout" svg:x1="11.159cm" svg:y1="18.112cm" svg:x2="12.429cm" svg:y2="18.112cm">
          <text:p/>
        </draw:line>
        <draw:line draw:style-name="gr3" draw:text-style-name="P1" draw:layer="layout" svg:x1="11.159cm" svg:y1="20.652cm" svg:x2="12.429cm" svg:y2="20.652cm">
          <text:p/>
        </draw:line>
        <draw:line draw:style-name="gr3" draw:text-style-name="P1" draw:layer="layout" svg:x1="11.159cm" svg:y1="23.192cm" svg:x2="12.429cm" svg:y2="23.192cm">
          <text:p/>
        </draw:line>
        <draw:line draw:style-name="gr3" draw:text-style-name="P1" draw:layer="layout" svg:x1="13.699cm" svg:y1="5.412cm" svg:x2="14.969cm" svg:y2="5.412cm">
          <text:p/>
        </draw:line>
        <draw:line draw:style-name="gr3" draw:text-style-name="P1" draw:layer="layout" svg:x1="13.699cm" svg:y1="7.952cm" svg:x2="14.969cm" svg:y2="7.952cm">
          <text:p/>
        </draw:line>
        <draw:line draw:style-name="gr3" draw:text-style-name="P1" draw:layer="layout" svg:x1="13.699cm" svg:y1="10.492cm" svg:x2="14.969cm" svg:y2="10.492cm">
          <text:p/>
        </draw:line>
        <draw:line draw:style-name="gr3" draw:text-style-name="P1" draw:layer="layout" svg:x1="13.699cm" svg:y1="13.032cm" svg:x2="14.969cm" svg:y2="13.032cm">
          <text:p/>
        </draw:line>
        <draw:line draw:style-name="gr3" draw:text-style-name="P1" draw:layer="layout" svg:x1="13.699cm" svg:y1="15.572cm" svg:x2="14.969cm" svg:y2="15.572cm">
          <text:p/>
        </draw:line>
        <draw:line draw:style-name="gr3" draw:text-style-name="P1" draw:layer="layout" svg:x1="13.699cm" svg:y1="18.112cm" svg:x2="14.969cm" svg:y2="18.112cm">
          <text:p/>
        </draw:line>
        <draw:line draw:style-name="gr3" draw:text-style-name="P1" draw:layer="layout" svg:x1="13.699cm" svg:y1="20.652cm" svg:x2="14.969cm" svg:y2="20.652cm">
          <text:p/>
        </draw:line>
        <draw:line draw:style-name="gr3" draw:text-style-name="P1" draw:layer="layout" svg:x1="13.699cm" svg:y1="23.192cm" svg:x2="14.969cm" svg:y2="23.192cm">
          <text:p/>
        </draw:line>
        <draw:line draw:style-name="gr3" draw:text-style-name="P1" draw:layer="layout" svg:x1="16.239cm" svg:y1="5.412cm" svg:x2="17.509cm" svg:y2="5.412cm">
          <text:p/>
        </draw:line>
        <draw:line draw:style-name="gr3" draw:text-style-name="P1" draw:layer="layout" svg:x1="16.239cm" svg:y1="7.952cm" svg:x2="17.509cm" svg:y2="7.952cm">
          <text:p/>
        </draw:line>
        <draw:line draw:style-name="gr3" draw:text-style-name="P1" draw:layer="layout" svg:x1="16.239cm" svg:y1="10.492cm" svg:x2="17.509cm" svg:y2="10.492cm">
          <text:p/>
        </draw:line>
        <draw:line draw:style-name="gr3" draw:text-style-name="P1" draw:layer="layout" svg:x1="16.239cm" svg:y1="13.032cm" svg:x2="17.509cm" svg:y2="13.032cm">
          <text:p/>
        </draw:line>
        <draw:line draw:style-name="gr3" draw:text-style-name="P1" draw:layer="layout" svg:x1="16.239cm" svg:y1="15.572cm" svg:x2="17.509cm" svg:y2="15.572cm">
          <text:p/>
        </draw:line>
        <draw:line draw:style-name="gr3" draw:text-style-name="P1" draw:layer="layout" svg:x1="16.239cm" svg:y1="18.112cm" svg:x2="17.509cm" svg:y2="18.112cm">
          <text:p/>
        </draw:line>
        <draw:line draw:style-name="gr3" draw:text-style-name="P1" draw:layer="layout" svg:x1="16.239cm" svg:y1="20.652cm" svg:x2="17.509cm" svg:y2="20.652cm">
          <text:p/>
        </draw:line>
        <draw:line draw:style-name="gr3" draw:text-style-name="P1" draw:layer="layout" svg:x1="16.239cm" svg:y1="23.192cm" svg:x2="17.509cm" svg:y2="23.192cm">
          <text:p/>
        </draw:line>
        <draw:line draw:style-name="gr3" draw:text-style-name="P1" draw:layer="layout" svg:x1="18.779cm" svg:y1="5.412cm" svg:x2="20.049cm" svg:y2="5.412cm">
          <text:p/>
        </draw:line>
        <draw:line draw:style-name="gr3" draw:text-style-name="P1" draw:layer="layout" svg:x1="18.779cm" svg:y1="7.952cm" svg:x2="20.049cm" svg:y2="7.952cm">
          <text:p/>
        </draw:line>
        <draw:line draw:style-name="gr3" draw:text-style-name="P1" draw:layer="layout" svg:x1="18.779cm" svg:y1="10.492cm" svg:x2="20.049cm" svg:y2="10.492cm">
          <text:p/>
        </draw:line>
        <draw:line draw:style-name="gr3" draw:text-style-name="P1" draw:layer="layout" svg:x1="18.779cm" svg:y1="13.032cm" svg:x2="20.049cm" svg:y2="13.032cm">
          <text:p/>
        </draw:line>
        <draw:line draw:style-name="gr3" draw:text-style-name="P1" draw:layer="layout" svg:x1="18.779cm" svg:y1="15.572cm" svg:x2="20.049cm" svg:y2="15.572cm">
          <text:p/>
        </draw:line>
        <draw:line draw:style-name="gr3" draw:text-style-name="P1" draw:layer="layout" svg:x1="18.779cm" svg:y1="18.112cm" svg:x2="20.049cm" svg:y2="18.112cm">
          <text:p/>
        </draw:line>
        <draw:line draw:style-name="gr3" draw:text-style-name="P1" draw:layer="layout" svg:x1="18.779cm" svg:y1="20.652cm" svg:x2="20.049cm" svg:y2="20.652cm">
          <text:p/>
        </draw:line>
        <draw:line draw:style-name="gr3" draw:text-style-name="P1" draw:layer="layout" svg:x1="18.779cm" svg:y1="23.192cm" svg:x2="20.049cm" svg:y2="23.192cm">
          <text:p/>
        </draw:line>
        <draw:line draw:style-name="gr3" draw:text-style-name="P1" draw:layer="layout" svg:x1="21.319cm" svg:y1="5.412cm" svg:x2="22.589cm" svg:y2="5.412cm">
          <text:p/>
        </draw:line>
        <draw:line draw:style-name="gr3" draw:text-style-name="P1" draw:layer="layout" svg:x1="21.319cm" svg:y1="7.952cm" svg:x2="22.589cm" svg:y2="7.952cm">
          <text:p/>
        </draw:line>
        <draw:line draw:style-name="gr3" draw:text-style-name="P1" draw:layer="layout" svg:x1="21.319cm" svg:y1="10.492cm" svg:x2="22.589cm" svg:y2="10.492cm">
          <text:p/>
        </draw:line>
        <draw:line draw:style-name="gr3" draw:text-style-name="P1" draw:layer="layout" svg:x1="21.319cm" svg:y1="13.032cm" svg:x2="22.589cm" svg:y2="13.032cm">
          <text:p/>
        </draw:line>
        <draw:line draw:style-name="gr3" draw:text-style-name="P1" draw:layer="layout" svg:x1="21.319cm" svg:y1="15.572cm" svg:x2="22.589cm" svg:y2="15.572cm">
          <text:p/>
        </draw:line>
        <draw:line draw:style-name="gr3" draw:text-style-name="P1" draw:layer="layout" svg:x1="21.319cm" svg:y1="18.112cm" svg:x2="22.589cm" svg:y2="18.112cm">
          <text:p/>
        </draw:line>
        <draw:line draw:style-name="gr3" draw:text-style-name="P1" draw:layer="layout" svg:x1="21.319cm" svg:y1="20.652cm" svg:x2="22.589cm" svg:y2="20.652cm">
          <text:p/>
        </draw:line>
        <draw:line draw:style-name="gr3" draw:text-style-name="P1" draw:layer="layout" svg:x1="21.319cm" svg:y1="23.192cm" svg:x2="22.589cm" svg:y2="23.192cm">
          <text:p/>
        </draw:line>
        <draw:line draw:style-name="gr3" draw:text-style-name="P1" draw:layer="layout" svg:x1="23.859cm" svg:y1="5.412cm" svg:x2="25.129cm" svg:y2="5.412cm">
          <text:p/>
        </draw:line>
        <draw:line draw:style-name="gr3" draw:text-style-name="P1" draw:layer="layout" svg:x1="23.859cm" svg:y1="7.952cm" svg:x2="25.129cm" svg:y2="7.952cm">
          <text:p/>
        </draw:line>
        <draw:line draw:style-name="gr3" draw:text-style-name="P1" draw:layer="layout" svg:x1="23.859cm" svg:y1="10.492cm" svg:x2="25.129cm" svg:y2="10.492cm">
          <text:p/>
        </draw:line>
        <draw:line draw:style-name="gr3" draw:text-style-name="P1" draw:layer="layout" svg:x1="23.859cm" svg:y1="13.032cm" svg:x2="25.129cm" svg:y2="13.032cm">
          <text:p/>
        </draw:line>
        <draw:line draw:style-name="gr3" draw:text-style-name="P1" draw:layer="layout" svg:x1="23.859cm" svg:y1="15.572cm" svg:x2="25.129cm" svg:y2="15.572cm">
          <text:p/>
        </draw:line>
        <draw:line draw:style-name="gr3" draw:text-style-name="P1" draw:layer="layout" svg:x1="23.859cm" svg:y1="18.112cm" svg:x2="25.129cm" svg:y2="18.112cm">
          <text:p/>
        </draw:line>
        <draw:line draw:style-name="gr3" draw:text-style-name="P1" draw:layer="layout" svg:x1="23.859cm" svg:y1="20.652cm" svg:x2="25.129cm" svg:y2="20.652cm">
          <text:p/>
        </draw:line>
        <draw:line draw:style-name="gr3" draw:text-style-name="P1" draw:layer="layout" svg:x1="23.859cm" svg:y1="23.192cm" svg:x2="25.129cm" svg:y2="23.192cm">
          <text:p/>
        </draw:line>
        <draw:line draw:style-name="gr3" draw:text-style-name="P1" draw:layer="layout" svg:x1="26.399cm" svg:y1="5.412cm" svg:x2="27.669cm" svg:y2="5.412cm">
          <text:p/>
        </draw:line>
        <draw:line draw:style-name="gr3" draw:text-style-name="P1" draw:layer="layout" svg:x1="26.399cm" svg:y1="7.952cm" svg:x2="27.669cm" svg:y2="7.952cm">
          <text:p/>
        </draw:line>
        <draw:line draw:style-name="gr3" draw:text-style-name="P1" draw:layer="layout" svg:x1="26.399cm" svg:y1="10.492cm" svg:x2="27.669cm" svg:y2="10.492cm">
          <text:p/>
        </draw:line>
        <draw:line draw:style-name="gr3" draw:text-style-name="P1" draw:layer="layout" svg:x1="26.399cm" svg:y1="13.032cm" svg:x2="27.669cm" svg:y2="13.032cm">
          <text:p/>
        </draw:line>
        <draw:line draw:style-name="gr3" draw:text-style-name="P1" draw:layer="layout" svg:x1="26.399cm" svg:y1="15.572cm" svg:x2="27.669cm" svg:y2="15.572cm">
          <text:p/>
        </draw:line>
        <draw:line draw:style-name="gr3" draw:text-style-name="P1" draw:layer="layout" svg:x1="26.399cm" svg:y1="18.112cm" svg:x2="27.669cm" svg:y2="18.112cm">
          <text:p/>
        </draw:line>
        <draw:line draw:style-name="gr3" draw:text-style-name="P1" draw:layer="layout" svg:x1="26.399cm" svg:y1="20.652cm" svg:x2="27.669cm" svg:y2="20.652cm">
          <text:p/>
        </draw:line>
        <draw:line draw:style-name="gr3" draw:text-style-name="P1" draw:layer="layout" svg:x1="26.399cm" svg:y1="23.192cm" svg:x2="27.669cm" svg:y2="23.192cm">
          <text:p/>
        </draw:line>
        <draw:line draw:style-name="gr3" draw:text-style-name="P1" draw:layer="layout" svg:x1="28.939cm" svg:y1="5.412cm" svg:x2="30.209cm" svg:y2="5.412cm">
          <text:p/>
        </draw:line>
        <draw:line draw:style-name="gr3" draw:text-style-name="P1" draw:layer="layout" svg:x1="28.939cm" svg:y1="7.952cm" svg:x2="30.209cm" svg:y2="7.952cm">
          <text:p/>
        </draw:line>
        <draw:line draw:style-name="gr3" draw:text-style-name="P1" draw:layer="layout" svg:x1="28.939cm" svg:y1="10.492cm" svg:x2="30.209cm" svg:y2="10.492cm">
          <text:p/>
        </draw:line>
        <draw:line draw:style-name="gr3" draw:text-style-name="P1" draw:layer="layout" svg:x1="28.939cm" svg:y1="13.032cm" svg:x2="30.209cm" svg:y2="13.032cm">
          <text:p/>
        </draw:line>
        <draw:line draw:style-name="gr3" draw:text-style-name="P1" draw:layer="layout" svg:x1="28.939cm" svg:y1="15.572cm" svg:x2="30.209cm" svg:y2="15.572cm">
          <text:p/>
        </draw:line>
        <draw:line draw:style-name="gr3" draw:text-style-name="P1" draw:layer="layout" svg:x1="28.939cm" svg:y1="18.112cm" svg:x2="30.209cm" svg:y2="18.112cm">
          <text:p/>
        </draw:line>
        <draw:line draw:style-name="gr3" draw:text-style-name="P1" draw:layer="layout" svg:x1="28.939cm" svg:y1="20.652cm" svg:x2="30.209cm" svg:y2="20.652cm">
          <text:p/>
        </draw:line>
        <draw:line draw:style-name="gr3" draw:text-style-name="P1" draw:layer="layout" svg:x1="28.939cm" svg:y1="23.192cm" svg:x2="30.209cm" svg:y2="23.192cm">
          <text:p/>
        </draw:line>
        <draw:line draw:style-name="gr3" draw:text-style-name="P1" draw:layer="layout" svg:x1="31.479cm" svg:y1="5.412cm" svg:x2="32.749cm" svg:y2="5.412cm">
          <text:p/>
        </draw:line>
        <draw:line draw:style-name="gr3" draw:text-style-name="P1" draw:layer="layout" svg:x1="31.479cm" svg:y1="7.952cm" svg:x2="32.749cm" svg:y2="7.952cm">
          <text:p/>
        </draw:line>
        <draw:line draw:style-name="gr3" draw:text-style-name="P1" draw:layer="layout" svg:x1="31.479cm" svg:y1="10.492cm" svg:x2="32.749cm" svg:y2="10.492cm">
          <text:p/>
        </draw:line>
        <draw:line draw:style-name="gr3" draw:text-style-name="P1" draw:layer="layout" svg:x1="31.479cm" svg:y1="13.032cm" svg:x2="32.749cm" svg:y2="13.032cm">
          <text:p/>
        </draw:line>
        <draw:line draw:style-name="gr3" draw:text-style-name="P1" draw:layer="layout" svg:x1="31.479cm" svg:y1="15.572cm" svg:x2="32.749cm" svg:y2="15.572cm">
          <text:p/>
        </draw:line>
        <draw:line draw:style-name="gr3" draw:text-style-name="P1" draw:layer="layout" svg:x1="31.479cm" svg:y1="18.112cm" svg:x2="32.749cm" svg:y2="18.112cm">
          <text:p/>
        </draw:line>
        <draw:line draw:style-name="gr3" draw:text-style-name="P1" draw:layer="layout" svg:x1="31.479cm" svg:y1="20.652cm" svg:x2="32.749cm" svg:y2="20.652cm">
          <text:p/>
        </draw:line>
        <draw:line draw:style-name="gr3" draw:text-style-name="P1" draw:layer="layout" svg:x1="31.479cm" svg:y1="23.192cm" svg:x2="32.749cm" svg:y2="23.192cm">
          <text:p/>
        </draw:line>
        <draw:custom-shape draw:style-name="gr4" draw:text-style-name="P3" draw:layer="layout" svg:width="1.27cm" svg:height="1.27cm" svg:x="12.429cm" svg:y="4.777cm">
          <text:p text:style-name="P2"><text:span text:style-name="T1">C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7cm" svg:height="1.27cm" svg:x="12.429cm" svg:y="7.317cm">
          <text:p text:style-name="P2"><text:span text:style-name="T1">C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7cm" svg:height="1.27cm" svg:x="12.429cm" svg:y="9.857cm">
          <text:p text:style-name="P2"><text:span text:style-name="T1">C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7cm" svg:height="1.27cm" svg:x="12.429cm" svg:y="12.397cm">
          <text:p text:style-name="P2"><text:span text:style-name="T1">C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7cm" svg:height="1.27cm" svg:x="12.429cm" svg:y="14.937cm">
          <text:p text:style-name="P2"><text:span text:style-name="T1">C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7cm" svg:height="1.27cm" svg:x="12.43cm" svg:y="17.51cm">
          <text:p text:style-name="P2"><text:span text:style-name="T1">C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7cm" svg:height="1.27cm" svg:x="12.429cm" svg:y="20.017cm">
          <text:p text:style-name="P2"><text:span text:style-name="T1">C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7cm" svg:height="1.27cm" svg:x="12.429cm" svg:y="22.557cm">
          <text:p text:style-name="P2"><text:span text:style-name="T1">C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7cm" svg:height="1.27cm" svg:x="14.969cm" svg:y="4.777cm">
          <text:p text:style-name="P2"><text:span text:style-name="T1">C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7cm" svg:height="1.27cm" svg:x="14.969cm" svg:y="7.317cm">
          <text:p text:style-name="P2"><text:span text:style-name="T1">C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7cm" svg:height="1.27cm" svg:x="14.969cm" svg:y="9.857cm">
          <text:p text:style-name="P2"><text:span text:style-name="T1">C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7cm" svg:height="1.27cm" svg:x="14.969cm" svg:y="12.397cm">
          <text:p text:style-name="P2"><text:span text:style-name="T1">C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7cm" svg:height="1.27cm" svg:x="14.969cm" svg:y="14.937cm">
          <text:p text:style-name="P2"><text:span text:style-name="T1">C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7cm" svg:height="1.27cm" svg:x="14.969cm" svg:y="17.477cm">
          <text:p text:style-name="P2"><text:span text:style-name="T1">C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7cm" svg:height="1.27cm" svg:x="14.969cm" svg:y="20.017cm">
          <text:p text:style-name="P2"><text:span text:style-name="T1">C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7cm" svg:height="1.27cm" svg:x="14.969cm" svg:y="22.557cm">
          <text:p text:style-name="P2"><text:span text:style-name="T1">C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7cm" svg:height="1.27cm" svg:x="17.509cm" svg:y="4.777cm">
          <text:p text:style-name="P2"><text:span text:style-name="T1">C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7cm" svg:height="1.27cm" svg:x="17.509cm" svg:y="7.317cm">
          <text:p text:style-name="P2"><text:span text:style-name="T1">C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7cm" svg:height="1.27cm" svg:x="17.509cm" svg:y="9.857cm">
          <text:p text:style-name="P2"><text:span text:style-name="T1">C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7cm" svg:height="1.27cm" svg:x="17.509cm" svg:y="12.397cm">
          <text:p text:style-name="P2"><text:span text:style-name="T1">C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7cm" svg:height="1.27cm" svg:x="17.509cm" svg:y="14.937cm">
          <text:p text:style-name="P2"><text:span text:style-name="T1">C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7cm" svg:height="1.27cm" svg:x="17.509cm" svg:y="17.477cm">
          <text:p text:style-name="P2"><text:span text:style-name="T1">C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7cm" svg:height="1.27cm" svg:x="17.509cm" svg:y="20.017cm">
          <text:p text:style-name="P2"><text:span text:style-name="T1">C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7cm" svg:height="1.27cm" svg:x="17.509cm" svg:y="22.557cm">
          <text:p text:style-name="P2"><text:span text:style-name="T1">C2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7cm" svg:height="1.27cm" svg:x="20.049cm" svg:y="4.777cm">
          <text:p text:style-name="P2"><text:span text:style-name="T1">C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7cm" svg:height="1.27cm" svg:x="20.049cm" svg:y="7.317cm">
          <text:p text:style-name="P2"><text:span text:style-name="T1">C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7cm" svg:height="1.27cm" svg:x="20.049cm" svg:y="9.857cm">
          <text:p text:style-name="P2"><text:span text:style-name="T1">C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7cm" svg:height="1.27cm" svg:x="20.049cm" svg:y="12.397cm">
          <text:p text:style-name="P2"><text:span text:style-name="T1">C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7cm" svg:height="1.27cm" svg:x="20.049cm" svg:y="14.937cm">
          <text:p text:style-name="P2"><text:span text:style-name="T1">C3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7cm" svg:height="1.27cm" svg:x="20.049cm" svg:y="17.477cm">
          <text:p text:style-name="P2"><text:span text:style-name="T1">C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7cm" svg:height="1.27cm" svg:x="20.049cm" svg:y="20.017cm">
          <text:p text:style-name="P2"><text:span text:style-name="T1">C3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7cm" svg:height="1.27cm" svg:x="20.049cm" svg:y="22.557cm">
          <text:p text:style-name="P2"><text:span text:style-name="T1">C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7cm" svg:height="1.27cm" svg:x="22.589cm" svg:y="4.777cm">
          <text:p text:style-name="P2"><text:span text:style-name="T1">C4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7cm" svg:height="1.27cm" svg:x="22.589cm" svg:y="7.317cm">
          <text:p text:style-name="P2"><text:span text:style-name="T1">C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7cm" svg:height="1.27cm" svg:x="22.589cm" svg:y="9.857cm">
          <text:p text:style-name="P2"><text:span text:style-name="T1">C4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7cm" svg:height="1.27cm" svg:x="22.589cm" svg:y="12.397cm">
          <text:p text:style-name="P2"><text:span text:style-name="T1">C4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7cm" svg:height="1.27cm" svg:x="22.589cm" svg:y="14.937cm">
          <text:p text:style-name="P2"><text:span text:style-name="T1">C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7cm" svg:height="1.27cm" svg:x="22.589cm" svg:y="17.477cm">
          <text:p text:style-name="P2"><text:span text:style-name="T1">C4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7cm" svg:height="1.27cm" svg:x="22.589cm" svg:y="20.017cm">
          <text:p text:style-name="P2"><text:span text:style-name="T1">C4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7cm" svg:height="1.27cm" svg:x="22.589cm" svg:y="22.557cm">
          <text:p text:style-name="P2"><text:span text:style-name="T1">C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7cm" svg:height="1.27cm" svg:x="25.129cm" svg:y="4.777cm">
          <text:p text:style-name="P2"><text:span text:style-name="T1">C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7cm" svg:height="1.27cm" svg:x="25.129cm" svg:y="7.317cm">
          <text:p text:style-name="P2"><text:span text:style-name="T1">C5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7cm" svg:height="1.27cm" svg:x="25.129cm" svg:y="9.857cm">
          <text:p text:style-name="P2"><text:span text:style-name="T1">C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7cm" svg:height="1.27cm" svg:x="25.129cm" svg:y="12.397cm">
          <text:p text:style-name="P2"><text:span text:style-name="T1">C5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7cm" svg:height="1.27cm" svg:x="25.129cm" svg:y="14.937cm">
          <text:p text:style-name="P2"><text:span text:style-name="T1">C5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7cm" svg:height="1.27cm" svg:x="25.129cm" svg:y="17.477cm">
          <text:p text:style-name="P2"><text:span text:style-name="T1">C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7cm" svg:height="1.27cm" svg:x="25.129cm" svg:y="20.017cm">
          <text:p text:style-name="P2"><text:span text:style-name="T1">C5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7cm" svg:height="1.27cm" svg:x="25.129cm" svg:y="22.557cm">
          <text:p text:style-name="P2"><text:span text:style-name="T1">C5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7cm" svg:height="1.27cm" svg:x="27.669cm" svg:y="4.777cm">
          <text:p text:style-name="P2"><text:span text:style-name="T1">C6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7cm" svg:height="1.27cm" svg:x="27.669cm" svg:y="7.317cm">
          <text:p text:style-name="P2"><text:span text:style-name="T1">C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7cm" svg:height="1.27cm" svg:x="27.669cm" svg:y="9.857cm">
          <text:p text:style-name="P2"><text:span text:style-name="T1">C6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7cm" svg:height="1.27cm" svg:x="27.669cm" svg:y="12.397cm">
          <text:p text:style-name="P2"><text:span text:style-name="T1">C6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7cm" svg:height="1.27cm" svg:x="27.669cm" svg:y="14.937cm">
          <text:p text:style-name="P2"><text:span text:style-name="T1">C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7cm" svg:height="1.27cm" svg:x="27.669cm" svg:y="17.477cm">
          <text:p text:style-name="P2"><text:span text:style-name="T1">C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7cm" svg:height="1.27cm" svg:x="27.669cm" svg:y="20.017cm">
          <text:p text:style-name="P2"><text:span text:style-name="T1">C6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7cm" svg:height="1.27cm" svg:x="27.669cm" svg:y="22.557cm">
          <text:p text:style-name="P2"><text:span text:style-name="T1">C6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7cm" svg:height="1.27cm" svg:x="30.209cm" svg:y="4.777cm">
          <text:p text:style-name="P2"><text:span text:style-name="T1">C7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7cm" svg:height="1.27cm" svg:x="30.209cm" svg:y="7.317cm">
          <text:p text:style-name="P2"><text:span text:style-name="T1">C7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7cm" svg:height="1.27cm" svg:x="30.209cm" svg:y="9.857cm">
          <text:p text:style-name="P2"><text:span text:style-name="T1">C7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7cm" svg:height="1.27cm" svg:x="30.209cm" svg:y="12.397cm">
          <text:p text:style-name="P2"><text:span text:style-name="T1">C7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7cm" svg:height="1.27cm" svg:x="30.209cm" svg:y="14.937cm">
          <text:p text:style-name="P2"><text:span text:style-name="T1">C7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7cm" svg:height="1.27cm" svg:x="30.209cm" svg:y="17.477cm">
          <text:p text:style-name="P2"><text:span text:style-name="T1">C7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7cm" svg:height="1.27cm" svg:x="30.209cm" svg:y="20.017cm">
          <text:p text:style-name="P2"><text:span text:style-name="T1">C7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7cm" svg:height="1.27cm" svg:x="30.209cm" svg:y="22.557cm">
          <text:p text:style-name="P2"><text:span text:style-name="T1">C77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1.588cm" svg:height="0.887cm" svg:x="13.064cm" svg:y="3.572cm">
          <draw:text-box>
            <text:p><text:span text:style-name="T2">N_C0X</text:span></text:p>
          </draw:text-box>
        </draw:frame>
        <draw:frame draw:style-name="gr5" draw:text-style-name="P4" draw:layer="layout" svg:width="1.588cm" svg:height="0.887cm" svg:x="15.604cm" svg:y="3.572cm">
          <draw:text-box>
            <text:p><text:span text:style-name="T2">N_C1</text:span><text:span text:style-name="T2">X</text:span></text:p>
          </draw:text-box>
        </draw:frame>
        <draw:frame draw:style-name="gr6" draw:text-style-name="P5" draw:layer="layout" svg:width="13.97cm" svg:height="1.673cm" svg:x="1.635cm" svg:y="1.232cm">
          <draw:text-box>
            <text:p>8x8 Systolic Array Nets and Labels Diagram</text:p>
            <text:p/>
          </draw:text-box>
        </draw:frame>
        <draw:frame draw:style-name="gr5" draw:text-style-name="P4" draw:layer="layout" svg:width="1.588cm" svg:height="0.887cm" svg:x="18.144cm" svg:y="3.54cm">
          <draw:text-box>
            <text:p><text:span text:style-name="T2">N_C2</text:span><text:span text:style-name="T2">X</text:span></text:p>
          </draw:text-box>
        </draw:frame>
        <draw:frame draw:style-name="gr5" draw:text-style-name="P4" draw:layer="layout" svg:width="1.588cm" svg:height="0.887cm" svg:x="20.685cm" svg:y="3.54cm">
          <draw:text-box>
            <text:p><text:span text:style-name="T2">N_C3X</text:span></text:p>
          </draw:text-box>
        </draw:frame>
        <draw:frame draw:style-name="gr5" draw:text-style-name="P4" draw:layer="layout" svg:width="1.588cm" svg:height="0.887cm" svg:x="23.224cm" svg:y="3.54cm">
          <draw:text-box>
            <text:p><text:span text:style-name="T2">N_C4X</text:span></text:p>
          </draw:text-box>
        </draw:frame>
        <draw:frame draw:style-name="gr5" draw:text-style-name="P4" draw:layer="layout" svg:width="1.588cm" svg:height="0.887cm" svg:x="25.765cm" svg:y="3.54cm">
          <draw:text-box>
            <text:p><text:span text:style-name="T2">N_C5X</text:span></text:p>
          </draw:text-box>
        </draw:frame>
        <draw:frame draw:style-name="gr5" draw:text-style-name="P4" draw:layer="layout" svg:width="1.588cm" svg:height="0.887cm" svg:x="28.305cm" svg:y="3.54cm">
          <draw:text-box>
            <text:p><text:span text:style-name="T2">N_C6X</text:span></text:p>
          </draw:text-box>
        </draw:frame>
        <draw:frame draw:style-name="gr5" draw:text-style-name="P4" draw:layer="layout" svg:width="1.588cm" svg:height="0.887cm" svg:x="30.844cm" svg:y="3.54cm">
          <draw:text-box>
            <text:p><text:span text:style-name="T2">N_C7X</text:span></text:p>
          </draw:text-box>
        </draw:frame>
        <draw:frame draw:style-name="gr5" draw:text-style-name="P4" draw:layer="layout" svg:width="1.588cm" svg:height="0.887cm" svg:x="13.064cm" svg:y="6.145cm">
          <draw:text-box>
            <text:p><text:span text:style-name="T2">N_C00</text:span></text:p>
          </draw:text-box>
        </draw:frame>
        <draw:frame draw:style-name="gr5" draw:text-style-name="P4" draw:layer="layout" svg:width="1.588cm" svg:height="0.887cm" svg:x="15.604cm" svg:y="6.145cm">
          <draw:text-box>
            <text:p><text:span text:style-name="T2">N_C10</text:span></text:p>
          </draw:text-box>
        </draw:frame>
        <draw:frame draw:style-name="gr5" draw:text-style-name="P4" draw:layer="layout" svg:width="1.588cm" svg:height="0.887cm" svg:x="18.144cm" svg:y="6.113cm">
          <draw:text-box>
            <text:p><text:span text:style-name="T2">N_C20</text:span></text:p>
          </draw:text-box>
        </draw:frame>
        <draw:frame draw:style-name="gr5" draw:text-style-name="P4" draw:layer="layout" svg:width="1.588cm" svg:height="0.887cm" svg:x="20.685cm" svg:y="6.113cm">
          <draw:text-box>
            <text:p><text:span text:style-name="T2">N_C30</text:span></text:p>
          </draw:text-box>
        </draw:frame>
        <draw:frame draw:style-name="gr5" draw:text-style-name="P4" draw:layer="layout" svg:width="1.588cm" svg:height="0.887cm" svg:x="23.224cm" svg:y="6.113cm">
          <draw:text-box>
            <text:p><text:span text:style-name="T2">N_C40</text:span></text:p>
          </draw:text-box>
        </draw:frame>
        <draw:frame draw:style-name="gr5" draw:text-style-name="P4" draw:layer="layout" svg:width="1.588cm" svg:height="0.887cm" svg:x="25.765cm" svg:y="6.113cm">
          <draw:text-box>
            <text:p><text:span text:style-name="T2">N_C50</text:span></text:p>
          </draw:text-box>
        </draw:frame>
        <draw:frame draw:style-name="gr5" draw:text-style-name="P4" draw:layer="layout" svg:width="1.588cm" svg:height="0.887cm" svg:x="28.305cm" svg:y="6.113cm">
          <draw:text-box>
            <text:p><text:span text:style-name="T2">N_C60</text:span></text:p>
          </draw:text-box>
        </draw:frame>
        <draw:frame draw:style-name="gr5" draw:text-style-name="P4" draw:layer="layout" svg:width="1.588cm" svg:height="0.887cm" svg:x="30.844cm" svg:y="6.113cm">
          <draw:text-box>
            <text:p><text:span text:style-name="T2">N_C70</text:span></text:p>
          </draw:text-box>
        </draw:frame>
        <draw:frame draw:style-name="gr5" draw:text-style-name="P4" draw:layer="layout" svg:width="1.588cm" svg:height="0.887cm" svg:x="13.064cm" svg:y="8.685cm">
          <draw:text-box>
            <text:p><text:span text:style-name="T2">N_C01</text:span></text:p>
          </draw:text-box>
        </draw:frame>
        <draw:frame draw:style-name="gr5" draw:text-style-name="P4" draw:layer="layout" svg:width="1.588cm" svg:height="0.887cm" svg:x="15.604cm" svg:y="8.685cm">
          <draw:text-box>
            <text:p><text:span text:style-name="T2">N_C11</text:span></text:p>
          </draw:text-box>
        </draw:frame>
        <draw:frame draw:style-name="gr5" draw:text-style-name="P4" draw:layer="layout" svg:width="1.588cm" svg:height="0.887cm" svg:x="18.144cm" svg:y="8.653cm">
          <draw:text-box>
            <text:p><text:span text:style-name="T2">N_C21</text:span></text:p>
          </draw:text-box>
        </draw:frame>
        <draw:frame draw:style-name="gr5" draw:text-style-name="P4" draw:layer="layout" svg:width="1.588cm" svg:height="0.887cm" svg:x="20.685cm" svg:y="8.653cm">
          <draw:text-box>
            <text:p><text:span text:style-name="T2">N_C31</text:span></text:p>
          </draw:text-box>
        </draw:frame>
        <draw:frame draw:style-name="gr5" draw:text-style-name="P4" draw:layer="layout" svg:width="1.588cm" svg:height="0.887cm" svg:x="23.224cm" svg:y="8.653cm">
          <draw:text-box>
            <text:p><text:span text:style-name="T2">N_C41</text:span></text:p>
          </draw:text-box>
        </draw:frame>
        <draw:frame draw:style-name="gr5" draw:text-style-name="P4" draw:layer="layout" svg:width="1.588cm" svg:height="0.887cm" svg:x="25.765cm" svg:y="8.653cm">
          <draw:text-box>
            <text:p><text:span text:style-name="T2">N_C51</text:span></text:p>
          </draw:text-box>
        </draw:frame>
        <draw:frame draw:style-name="gr5" draw:text-style-name="P4" draw:layer="layout" svg:width="1.588cm" svg:height="0.887cm" svg:x="28.305cm" svg:y="8.653cm">
          <draw:text-box>
            <text:p><text:span text:style-name="T2">N_C61</text:span></text:p>
          </draw:text-box>
        </draw:frame>
        <draw:frame draw:style-name="gr5" draw:text-style-name="P4" draw:layer="layout" svg:width="1.588cm" svg:height="0.887cm" svg:x="30.844cm" svg:y="8.653cm">
          <draw:text-box>
            <text:p><text:span text:style-name="T2">N_C71</text:span></text:p>
          </draw:text-box>
        </draw:frame>
        <draw:frame draw:style-name="gr5" draw:text-style-name="P4" draw:layer="layout" svg:width="1.588cm" svg:height="0.887cm" svg:x="13.065cm" svg:y="11.192cm">
          <draw:text-box>
            <text:p><text:span text:style-name="T2">N_C02</text:span></text:p>
          </draw:text-box>
        </draw:frame>
        <draw:frame draw:style-name="gr5" draw:text-style-name="P4" draw:layer="layout" svg:width="1.588cm" svg:height="0.887cm" svg:x="15.605cm" svg:y="11.192cm">
          <draw:text-box>
            <text:p><text:span text:style-name="T2">N_C12</text:span></text:p>
          </draw:text-box>
        </draw:frame>
        <draw:frame draw:style-name="gr5" draw:text-style-name="P4" draw:layer="layout" svg:width="1.588cm" svg:height="0.887cm" svg:x="18.145cm" svg:y="11.16cm">
          <draw:text-box>
            <text:p><text:span text:style-name="T2">N_C22</text:span></text:p>
          </draw:text-box>
        </draw:frame>
        <draw:frame draw:style-name="gr5" draw:text-style-name="P4" draw:layer="layout" svg:width="1.588cm" svg:height="0.887cm" svg:x="20.686cm" svg:y="11.16cm">
          <draw:text-box>
            <text:p><text:span text:style-name="T2">N_C32</text:span></text:p>
          </draw:text-box>
        </draw:frame>
        <draw:frame draw:style-name="gr5" draw:text-style-name="P4" draw:layer="layout" svg:width="1.588cm" svg:height="0.887cm" svg:x="23.225cm" svg:y="11.16cm">
          <draw:text-box>
            <text:p><text:span text:style-name="T2">N_C42</text:span></text:p>
          </draw:text-box>
        </draw:frame>
        <draw:frame draw:style-name="gr5" draw:text-style-name="P4" draw:layer="layout" svg:width="1.588cm" svg:height="0.887cm" svg:x="25.766cm" svg:y="11.16cm">
          <draw:text-box>
            <text:p><text:span text:style-name="T2">N_C52</text:span></text:p>
          </draw:text-box>
        </draw:frame>
        <draw:frame draw:style-name="gr5" draw:text-style-name="P4" draw:layer="layout" svg:width="1.588cm" svg:height="0.887cm" svg:x="28.306cm" svg:y="11.16cm">
          <draw:text-box>
            <text:p><text:span text:style-name="T2">N_C62</text:span></text:p>
          </draw:text-box>
        </draw:frame>
        <draw:frame draw:style-name="gr5" draw:text-style-name="P4" draw:layer="layout" svg:width="1.588cm" svg:height="0.887cm" svg:x="30.845cm" svg:y="11.16cm">
          <draw:text-box>
            <text:p><text:span text:style-name="T2">N_C72</text:span></text:p>
          </draw:text-box>
        </draw:frame>
        <draw:frame draw:style-name="gr5" draw:text-style-name="P4" draw:layer="layout" svg:width="1.588cm" svg:height="0.887cm" svg:x="13.065cm" svg:y="13.732cm">
          <draw:text-box>
            <text:p><text:span text:style-name="T2">N_C03</text:span></text:p>
          </draw:text-box>
        </draw:frame>
        <draw:frame draw:style-name="gr5" draw:text-style-name="P4" draw:layer="layout" svg:width="1.588cm" svg:height="0.887cm" svg:x="15.605cm" svg:y="13.732cm">
          <draw:text-box>
            <text:p><text:span text:style-name="T2">N_C13</text:span></text:p>
          </draw:text-box>
        </draw:frame>
        <draw:frame draw:style-name="gr5" draw:text-style-name="P4" draw:layer="layout" svg:width="1.588cm" svg:height="0.887cm" svg:x="18.145cm" svg:y="13.7cm">
          <draw:text-box>
            <text:p><text:span text:style-name="T2">N_C23</text:span></text:p>
          </draw:text-box>
        </draw:frame>
        <draw:frame draw:style-name="gr5" draw:text-style-name="P4" draw:layer="layout" svg:width="1.588cm" svg:height="0.887cm" svg:x="20.686cm" svg:y="13.7cm">
          <draw:text-box>
            <text:p><text:span text:style-name="T2">N_C33</text:span></text:p>
          </draw:text-box>
        </draw:frame>
        <draw:frame draw:style-name="gr5" draw:text-style-name="P4" draw:layer="layout" svg:width="1.588cm" svg:height="0.887cm" svg:x="23.225cm" svg:y="13.7cm">
          <draw:text-box>
            <text:p><text:span text:style-name="T2">N_C43</text:span></text:p>
          </draw:text-box>
        </draw:frame>
        <draw:frame draw:style-name="gr5" draw:text-style-name="P4" draw:layer="layout" svg:width="1.588cm" svg:height="0.887cm" svg:x="25.766cm" svg:y="13.7cm">
          <draw:text-box>
            <text:p><text:span text:style-name="T2">N_C53</text:span></text:p>
          </draw:text-box>
        </draw:frame>
        <draw:frame draw:style-name="gr5" draw:text-style-name="P4" draw:layer="layout" svg:width="1.588cm" svg:height="0.887cm" svg:x="28.306cm" svg:y="13.7cm">
          <draw:text-box>
            <text:p><text:span text:style-name="T2">N_C63</text:span></text:p>
          </draw:text-box>
        </draw:frame>
        <draw:frame draw:style-name="gr5" draw:text-style-name="P4" draw:layer="layout" svg:width="1.588cm" svg:height="0.887cm" svg:x="30.845cm" svg:y="13.7cm">
          <draw:text-box>
            <text:p><text:span text:style-name="T2">N_C73</text:span></text:p>
          </draw:text-box>
        </draw:frame>
        <draw:frame draw:style-name="gr5" draw:text-style-name="P4" draw:layer="layout" svg:width="1.588cm" svg:height="0.887cm" svg:x="13.064cm" svg:y="16.272cm">
          <draw:text-box>
            <text:p><text:span text:style-name="T2">N_C04</text:span></text:p>
          </draw:text-box>
        </draw:frame>
        <draw:frame draw:style-name="gr5" draw:text-style-name="P4" draw:layer="layout" svg:width="1.588cm" svg:height="0.887cm" svg:x="15.604cm" svg:y="16.272cm">
          <draw:text-box>
            <text:p><text:span text:style-name="T2">N_C14</text:span></text:p>
          </draw:text-box>
        </draw:frame>
        <draw:frame draw:style-name="gr5" draw:text-style-name="P4" draw:layer="layout" svg:width="1.588cm" svg:height="0.887cm" svg:x="18.144cm" svg:y="16.24cm">
          <draw:text-box>
            <text:p><text:span text:style-name="T2">N_C24</text:span></text:p>
          </draw:text-box>
        </draw:frame>
        <draw:frame draw:style-name="gr5" draw:text-style-name="P4" draw:layer="layout" svg:width="1.588cm" svg:height="0.887cm" svg:x="20.685cm" svg:y="16.24cm">
          <draw:text-box>
            <text:p><text:span text:style-name="T2">N_C34</text:span></text:p>
          </draw:text-box>
        </draw:frame>
        <draw:frame draw:style-name="gr5" draw:text-style-name="P4" draw:layer="layout" svg:width="1.588cm" svg:height="0.887cm" svg:x="23.224cm" svg:y="16.24cm">
          <draw:text-box>
            <text:p><text:span text:style-name="T2">N_C44</text:span></text:p>
          </draw:text-box>
        </draw:frame>
        <draw:frame draw:style-name="gr5" draw:text-style-name="P4" draw:layer="layout" svg:width="1.588cm" svg:height="0.887cm" svg:x="25.765cm" svg:y="16.24cm">
          <draw:text-box>
            <text:p><text:span text:style-name="T2">N_C54</text:span></text:p>
          </draw:text-box>
        </draw:frame>
        <draw:frame draw:style-name="gr5" draw:text-style-name="P4" draw:layer="layout" svg:width="1.588cm" svg:height="0.887cm" svg:x="28.305cm" svg:y="16.24cm">
          <draw:text-box>
            <text:p><text:span text:style-name="T2">N_C64</text:span></text:p>
          </draw:text-box>
        </draw:frame>
        <draw:frame draw:style-name="gr5" draw:text-style-name="P4" draw:layer="layout" svg:width="1.588cm" svg:height="0.887cm" svg:x="30.844cm" svg:y="16.24cm">
          <draw:text-box>
            <text:p><text:span text:style-name="T2">N_C74</text:span></text:p>
          </draw:text-box>
        </draw:frame>
        <draw:frame draw:style-name="gr5" draw:text-style-name="P4" draw:layer="layout" svg:width="1.588cm" svg:height="0.887cm" svg:x="13.064cm" svg:y="18.812cm">
          <draw:text-box>
            <text:p><text:span text:style-name="T2">N_C05</text:span></text:p>
          </draw:text-box>
        </draw:frame>
        <draw:frame draw:style-name="gr5" draw:text-style-name="P4" draw:layer="layout" svg:width="1.588cm" svg:height="0.887cm" svg:x="15.604cm" svg:y="18.812cm">
          <draw:text-box>
            <text:p><text:span text:style-name="T2">N_C15</text:span></text:p>
          </draw:text-box>
        </draw:frame>
        <draw:frame draw:style-name="gr5" draw:text-style-name="P4" draw:layer="layout" svg:width="1.588cm" svg:height="0.887cm" svg:x="18.144cm" svg:y="18.78cm">
          <draw:text-box>
            <text:p><text:span text:style-name="T2">N_C25</text:span></text:p>
          </draw:text-box>
        </draw:frame>
        <draw:frame draw:style-name="gr5" draw:text-style-name="P4" draw:layer="layout" svg:width="1.588cm" svg:height="0.887cm" svg:x="20.685cm" svg:y="18.78cm">
          <draw:text-box>
            <text:p><text:span text:style-name="T2">N_C35</text:span></text:p>
          </draw:text-box>
        </draw:frame>
        <draw:frame draw:style-name="gr5" draw:text-style-name="P4" draw:layer="layout" svg:width="1.588cm" svg:height="0.887cm" svg:x="23.224cm" svg:y="18.78cm">
          <draw:text-box>
            <text:p><text:span text:style-name="T2">N_C45</text:span></text:p>
          </draw:text-box>
        </draw:frame>
        <draw:frame draw:style-name="gr5" draw:text-style-name="P4" draw:layer="layout" svg:width="1.588cm" svg:height="0.887cm" svg:x="25.765cm" svg:y="18.78cm">
          <draw:text-box>
            <text:p><text:span text:style-name="T2">N_C55</text:span></text:p>
          </draw:text-box>
        </draw:frame>
        <draw:frame draw:style-name="gr5" draw:text-style-name="P4" draw:layer="layout" svg:width="1.588cm" svg:height="0.887cm" svg:x="28.305cm" svg:y="18.78cm">
          <draw:text-box>
            <text:p><text:span text:style-name="T2">N_C65</text:span></text:p>
          </draw:text-box>
        </draw:frame>
        <draw:frame draw:style-name="gr5" draw:text-style-name="P4" draw:layer="layout" svg:width="1.588cm" svg:height="0.887cm" svg:x="30.844cm" svg:y="18.78cm">
          <draw:text-box>
            <text:p><text:span text:style-name="T2">N_C75</text:span></text:p>
          </draw:text-box>
        </draw:frame>
        <draw:frame draw:style-name="gr5" draw:text-style-name="P4" draw:layer="layout" svg:width="1.588cm" svg:height="0.887cm" svg:x="13.065cm" svg:y="21.385cm">
          <draw:text-box>
            <text:p><text:span text:style-name="T2">N_C06</text:span></text:p>
          </draw:text-box>
        </draw:frame>
        <draw:frame draw:style-name="gr5" draw:text-style-name="P4" draw:layer="layout" svg:width="1.588cm" svg:height="0.887cm" svg:x="15.605cm" svg:y="21.385cm">
          <draw:text-box>
            <text:p><text:span text:style-name="T2">N_C16</text:span></text:p>
          </draw:text-box>
        </draw:frame>
        <draw:frame draw:style-name="gr5" draw:text-style-name="P4" draw:layer="layout" svg:width="1.588cm" svg:height="0.887cm" svg:x="18.145cm" svg:y="21.353cm">
          <draw:text-box>
            <text:p><text:span text:style-name="T2">N_C26</text:span></text:p>
          </draw:text-box>
        </draw:frame>
        <draw:frame draw:style-name="gr5" draw:text-style-name="P4" draw:layer="layout" svg:width="1.588cm" svg:height="0.887cm" svg:x="20.686cm" svg:y="21.353cm">
          <draw:text-box>
            <text:p><text:span text:style-name="T2">N_C36</text:span></text:p>
          </draw:text-box>
        </draw:frame>
        <draw:frame draw:style-name="gr5" draw:text-style-name="P4" draw:layer="layout" svg:width="1.588cm" svg:height="0.887cm" svg:x="23.225cm" svg:y="21.353cm">
          <draw:text-box>
            <text:p><text:span text:style-name="T2">N_C46</text:span></text:p>
          </draw:text-box>
        </draw:frame>
        <draw:frame draw:style-name="gr5" draw:text-style-name="P4" draw:layer="layout" svg:width="1.588cm" svg:height="0.887cm" svg:x="25.766cm" svg:y="21.353cm">
          <draw:text-box>
            <text:p><text:span text:style-name="T2">N_C56</text:span></text:p>
          </draw:text-box>
        </draw:frame>
        <draw:frame draw:style-name="gr5" draw:text-style-name="P4" draw:layer="layout" svg:width="1.588cm" svg:height="0.887cm" svg:x="28.306cm" svg:y="21.353cm">
          <draw:text-box>
            <text:p><text:span text:style-name="T2">N_C66</text:span></text:p>
          </draw:text-box>
        </draw:frame>
        <draw:frame draw:style-name="gr5" draw:text-style-name="P4" draw:layer="layout" svg:width="1.588cm" svg:height="0.887cm" svg:x="30.845cm" svg:y="21.353cm">
          <draw:text-box>
            <text:p><text:span text:style-name="T2">N_C76</text:span></text:p>
          </draw:text-box>
        </draw:frame>
        <draw:frame draw:style-name="gr5" draw:text-style-name="P4" draw:layer="layout" svg:width="1.588cm" svg:height="0.887cm" svg:x="12.429cm" svg:y="25.195cm">
          <draw:text-box>
            <text:p><text:span text:style-name="T2">N_C0Y</text:span></text:p>
          </draw:text-box>
        </draw:frame>
        <draw:frame draw:style-name="gr5" draw:text-style-name="P4" draw:layer="layout" svg:width="1.588cm" svg:height="0.887cm" svg:x="14.969cm" svg:y="25.195cm">
          <draw:text-box>
            <text:p><text:span text:style-name="T2">N_C1Y</text:span></text:p>
          </draw:text-box>
        </draw:frame>
        <draw:frame draw:style-name="gr5" draw:text-style-name="P4" draw:layer="layout" svg:width="1.588cm" svg:height="0.887cm" svg:x="17.509cm" svg:y="25.163cm">
          <draw:text-box>
            <text:p><text:span text:style-name="T2">N_C2Y</text:span></text:p>
          </draw:text-box>
        </draw:frame>
        <draw:frame draw:style-name="gr5" draw:text-style-name="P4" draw:layer="layout" svg:width="1.588cm" svg:height="0.887cm" svg:x="20.05cm" svg:y="25.163cm">
          <draw:text-box>
            <text:p><text:span text:style-name="T2">N_C3Y</text:span></text:p>
          </draw:text-box>
        </draw:frame>
        <draw:frame draw:style-name="gr5" draw:text-style-name="P4" draw:layer="layout" svg:width="1.588cm" svg:height="0.887cm" svg:x="22.589cm" svg:y="25.163cm">
          <draw:text-box>
            <text:p><text:span text:style-name="T2">N_C4Y</text:span></text:p>
          </draw:text-box>
        </draw:frame>
        <draw:frame draw:style-name="gr5" draw:text-style-name="P4" draw:layer="layout" svg:width="1.588cm" svg:height="0.887cm" svg:x="25.13cm" svg:y="25.163cm">
          <draw:text-box>
            <text:p><text:span text:style-name="T2">N_C5Y</text:span></text:p>
          </draw:text-box>
        </draw:frame>
        <draw:frame draw:style-name="gr5" draw:text-style-name="P4" draw:layer="layout" svg:width="1.588cm" svg:height="0.887cm" svg:x="27.67cm" svg:y="25.163cm">
          <draw:text-box>
            <text:p><text:span text:style-name="T2">N_C6Y</text:span></text:p>
          </draw:text-box>
        </draw:frame>
        <draw:frame draw:style-name="gr5" draw:text-style-name="P4" draw:layer="layout" svg:width="1.588cm" svg:height="0.887cm" svg:x="30.209cm" svg:y="25.163cm">
          <draw:text-box>
            <text:p><text:span text:style-name="T2">N_C7Y</text:span></text:p>
          </draw:text-box>
        </draw:frame>
        <draw:frame draw:style-name="gr5" draw:text-style-name="P4" draw:layer="layout" svg:width="1.588cm" svg:height="0.887cm" svg:x="9.572cm" svg:y="5.193cm">
          <draw:text-box>
            <text:p><text:span text:style-name="T2">N_R0X</text:span></text:p>
          </draw:text-box>
        </draw:frame>
        <draw:frame draw:style-name="gr5" draw:text-style-name="P4" draw:layer="layout" svg:width="1.588cm" svg:height="0.887cm" svg:x="9.572cm" svg:y="7.733cm">
          <draw:text-box>
            <text:p><text:span text:style-name="T2">N_R1</text:span><text:span text:style-name="T2">X</text:span></text:p>
          </draw:text-box>
        </draw:frame>
        <draw:frame draw:style-name="gr5" draw:text-style-name="P4" draw:layer="layout" svg:width="1.588cm" svg:height="0.887cm" svg:x="9.572cm" svg:y="10.273cm">
          <draw:text-box>
            <text:p><text:span text:style-name="T2">N_R2</text:span><text:span text:style-name="T2">X</text:span></text:p>
          </draw:text-box>
        </draw:frame>
        <draw:frame draw:style-name="gr5" draw:text-style-name="P4" draw:layer="layout" svg:width="1.588cm" svg:height="0.887cm" svg:x="9.572cm" svg:y="12.813cm">
          <draw:text-box>
            <text:p><text:span text:style-name="T2">N_R3</text:span><text:span text:style-name="T2">X</text:span></text:p>
          </draw:text-box>
        </draw:frame>
        <draw:frame draw:style-name="gr5" draw:text-style-name="P4" draw:layer="layout" svg:width="1.588cm" svg:height="0.887cm" svg:x="9.572cm" svg:y="15.287cm">
          <draw:text-box>
            <text:p><text:span text:style-name="T2">N_R4</text:span><text:span text:style-name="T2">X</text:span></text:p>
          </draw:text-box>
        </draw:frame>
        <draw:frame draw:style-name="gr5" draw:text-style-name="P4" draw:layer="layout" svg:width="1.588cm" svg:height="0.887cm" svg:x="9.572cm" svg:y="17.827cm">
          <draw:text-box>
            <text:p><text:span text:style-name="T2">N_R5X</text:span></text:p>
          </draw:text-box>
        </draw:frame>
        <draw:frame draw:style-name="gr5" draw:text-style-name="P4" draw:layer="layout" svg:width="1.588cm" svg:height="0.887cm" svg:x="9.572cm" svg:y="20.433cm">
          <draw:text-box>
            <text:p><text:span text:style-name="T2">N_R6X</text:span></text:p>
          </draw:text-box>
        </draw:frame>
        <draw:frame draw:style-name="gr5" draw:text-style-name="P4" draw:layer="layout" svg:width="1.588cm" svg:height="0.887cm" svg:x="9.572cm" svg:y="22.907cm">
          <draw:text-box>
            <text:p><text:span text:style-name="T2">N_R7X</text:span></text:p>
          </draw:text-box>
        </draw:frame>
        <draw:frame draw:style-name="gr5" draw:text-style-name="P4" draw:layer="layout" svg:width="1.588cm" svg:height="0.887cm" svg:x="32.75cm" svg:y="5.127cm">
          <draw:text-box>
            <text:p><text:span text:style-name="T2">N_R0Y</text:span></text:p>
          </draw:text-box>
        </draw:frame>
        <draw:frame draw:style-name="gr5" draw:text-style-name="P4" draw:layer="layout" svg:width="1.588cm" svg:height="0.887cm" svg:x="32.75cm" svg:y="7.667cm">
          <draw:text-box>
            <text:p><text:span text:style-name="T2">N_R1Y</text:span></text:p>
          </draw:text-box>
        </draw:frame>
        <draw:frame draw:style-name="gr5" draw:text-style-name="P4" draw:layer="layout" svg:width="1.588cm" svg:height="0.887cm" svg:x="32.75cm" svg:y="10.207cm">
          <draw:text-box>
            <text:p><text:span text:style-name="T2">N_R2Y</text:span></text:p>
          </draw:text-box>
        </draw:frame>
        <draw:frame draw:style-name="gr5" draw:text-style-name="P4" draw:layer="layout" svg:width="1.588cm" svg:height="0.887cm" svg:x="32.75cm" svg:y="12.747cm">
          <draw:text-box>
            <text:p><text:span text:style-name="T2">N_R3Y</text:span></text:p>
          </draw:text-box>
        </draw:frame>
        <draw:frame draw:style-name="gr5" draw:text-style-name="P4" draw:layer="layout" svg:width="1.588cm" svg:height="0.887cm" svg:x="32.75cm" svg:y="15.221cm">
          <draw:text-box>
            <text:p><text:span text:style-name="T2">N_R4Y</text:span></text:p>
          </draw:text-box>
        </draw:frame>
        <draw:frame draw:style-name="gr5" draw:text-style-name="P4" draw:layer="layout" svg:width="1.588cm" svg:height="0.887cm" svg:x="32.75cm" svg:y="17.761cm">
          <draw:text-box>
            <text:p><text:span text:style-name="T2">N_R5Y</text:span></text:p>
          </draw:text-box>
        </draw:frame>
        <draw:frame draw:style-name="gr5" draw:text-style-name="P4" draw:layer="layout" svg:width="1.588cm" svg:height="0.887cm" svg:x="32.75cm" svg:y="20.367cm">
          <draw:text-box>
            <text:p><text:span text:style-name="T2">N_R6Y</text:span></text:p>
          </draw:text-box>
        </draw:frame>
        <draw:frame draw:style-name="gr5" draw:text-style-name="P4" draw:layer="layout" svg:width="1.588cm" svg:height="0.887cm" svg:x="32.75cm" svg:y="22.841cm">
          <draw:text-box>
            <text:p><text:span text:style-name="T2">N_R7Y</text:span></text:p>
          </draw:text-box>
        </draw:frame>
        <draw:frame draw:style-name="gr5" draw:text-style-name="P4" draw:layer="layout" svg:width="1.588cm" svg:height="0.887cm" svg:x="13.699cm" svg:y="4.81cm">
          <draw:text-box>
            <text:p><text:span text:style-name="T2">N_R00</text:span></text:p>
          </draw:text-box>
        </draw:frame>
        <draw:frame draw:style-name="gr5" draw:text-style-name="P4" draw:layer="layout" svg:width="1.588cm" svg:height="0.887cm" svg:x="13.699cm" svg:y="7.35cm">
          <draw:text-box>
            <text:p><text:span text:style-name="T2">N_R01</text:span></text:p>
          </draw:text-box>
        </draw:frame>
        <draw:frame draw:style-name="gr5" draw:text-style-name="P4" draw:layer="layout" svg:width="1.588cm" svg:height="0.887cm" svg:x="13.699cm" svg:y="9.89cm">
          <draw:text-box>
            <text:p><text:span text:style-name="T2">N_R02</text:span></text:p>
          </draw:text-box>
        </draw:frame>
        <draw:frame draw:style-name="gr5" draw:text-style-name="P4" draw:layer="layout" svg:width="1.588cm" svg:height="0.887cm" svg:x="13.699cm" svg:y="12.43cm">
          <draw:text-box>
            <text:p><text:span text:style-name="T2">N_R03</text:span></text:p>
          </draw:text-box>
        </draw:frame>
        <draw:frame draw:style-name="gr5" draw:text-style-name="P4" draw:layer="layout" svg:width="1.588cm" svg:height="0.887cm" svg:x="13.699cm" svg:y="14.904cm">
          <draw:text-box>
            <text:p><text:span text:style-name="T2">N_R04</text:span></text:p>
          </draw:text-box>
        </draw:frame>
        <draw:frame draw:style-name="gr5" draw:text-style-name="P4" draw:layer="layout" svg:width="1.588cm" svg:height="0.887cm" svg:x="13.699cm" svg:y="17.444cm">
          <draw:text-box>
            <text:p><text:span text:style-name="T2">N_R05</text:span></text:p>
          </draw:text-box>
        </draw:frame>
        <draw:frame draw:style-name="gr5" draw:text-style-name="P4" draw:layer="layout" svg:width="1.588cm" svg:height="0.887cm" svg:x="13.699cm" svg:y="20.05cm">
          <draw:text-box>
            <text:p><text:span text:style-name="T2">N_R06</text:span></text:p>
          </draw:text-box>
        </draw:frame>
        <draw:frame draw:style-name="gr5" draw:text-style-name="P4" draw:layer="layout" svg:width="1.588cm" svg:height="0.887cm" svg:x="13.699cm" svg:y="22.524cm">
          <draw:text-box>
            <text:p><text:span text:style-name="T2">N_R07</text:span></text:p>
          </draw:text-box>
        </draw:frame>
        <draw:frame draw:style-name="gr5" draw:text-style-name="P4" draw:layer="layout" svg:width="1.588cm" svg:height="0.887cm" svg:x="16.239cm" svg:y="4.81cm">
          <draw:text-box>
            <text:p><text:span text:style-name="T2">N_R10</text:span></text:p>
          </draw:text-box>
        </draw:frame>
        <draw:frame draw:style-name="gr5" draw:text-style-name="P4" draw:layer="layout" svg:width="1.588cm" svg:height="0.887cm" svg:x="16.239cm" svg:y="7.35cm">
          <draw:text-box>
            <text:p><text:span text:style-name="T2">N_R11</text:span></text:p>
          </draw:text-box>
        </draw:frame>
        <draw:frame draw:style-name="gr5" draw:text-style-name="P4" draw:layer="layout" svg:width="1.588cm" svg:height="0.887cm" svg:x="16.239cm" svg:y="9.89cm">
          <draw:text-box>
            <text:p><text:span text:style-name="T2">N_R12</text:span></text:p>
          </draw:text-box>
        </draw:frame>
        <draw:frame draw:style-name="gr5" draw:text-style-name="P4" draw:layer="layout" svg:width="1.588cm" svg:height="0.887cm" svg:x="16.239cm" svg:y="12.43cm">
          <draw:text-box>
            <text:p><text:span text:style-name="T2">N_R13</text:span></text:p>
          </draw:text-box>
        </draw:frame>
        <draw:frame draw:style-name="gr5" draw:text-style-name="P4" draw:layer="layout" svg:width="1.588cm" svg:height="0.887cm" svg:x="16.239cm" svg:y="14.904cm">
          <draw:text-box>
            <text:p><text:span text:style-name="T2">N_R4X</text:span></text:p>
          </draw:text-box>
        </draw:frame>
        <draw:frame draw:style-name="gr5" draw:text-style-name="P4" draw:layer="layout" svg:width="1.588cm" svg:height="0.887cm" svg:x="16.239cm" svg:y="17.444cm">
          <draw:text-box>
            <text:p><text:span text:style-name="T2">N_R15</text:span></text:p>
          </draw:text-box>
        </draw:frame>
        <draw:frame draw:style-name="gr5" draw:text-style-name="P4" draw:layer="layout" svg:width="1.588cm" svg:height="0.887cm" svg:x="16.239cm" svg:y="20.05cm">
          <draw:text-box>
            <text:p><text:span text:style-name="T2">N_R16</text:span></text:p>
          </draw:text-box>
        </draw:frame>
        <draw:frame draw:style-name="gr5" draw:text-style-name="P4" draw:layer="layout" svg:width="1.588cm" svg:height="0.887cm" svg:x="16.239cm" svg:y="22.524cm">
          <draw:text-box>
            <text:p><text:span text:style-name="T2">N_R17</text:span></text:p>
          </draw:text-box>
        </draw:frame>
        <draw:frame draw:style-name="gr5" draw:text-style-name="P4" draw:layer="layout" svg:width="1.588cm" svg:height="0.887cm" svg:x="18.78cm" svg:y="4.81cm">
          <draw:text-box>
            <text:p><text:span text:style-name="T2">N_R20</text:span></text:p>
          </draw:text-box>
        </draw:frame>
        <draw:frame draw:style-name="gr5" draw:text-style-name="P4" draw:layer="layout" svg:width="1.588cm" svg:height="0.887cm" svg:x="18.78cm" svg:y="7.35cm">
          <draw:text-box>
            <text:p><text:span text:style-name="T2">N_R21</text:span></text:p>
          </draw:text-box>
        </draw:frame>
        <draw:frame draw:style-name="gr5" draw:text-style-name="P4" draw:layer="layout" svg:width="1.588cm" svg:height="0.887cm" svg:x="18.78cm" svg:y="9.89cm">
          <draw:text-box>
            <text:p><text:span text:style-name="T2">N_R22</text:span></text:p>
          </draw:text-box>
        </draw:frame>
        <draw:frame draw:style-name="gr5" draw:text-style-name="P4" draw:layer="layout" svg:width="1.588cm" svg:height="0.887cm" svg:x="18.78cm" svg:y="12.43cm">
          <draw:text-box>
            <text:p><text:span text:style-name="T2">N_R23</text:span></text:p>
          </draw:text-box>
        </draw:frame>
        <draw:frame draw:style-name="gr5" draw:text-style-name="P4" draw:layer="layout" svg:width="1.588cm" svg:height="0.887cm" svg:x="18.78cm" svg:y="14.904cm">
          <draw:text-box>
            <text:p><text:span text:style-name="T2">N_R24</text:span></text:p>
          </draw:text-box>
        </draw:frame>
        <draw:frame draw:style-name="gr5" draw:text-style-name="P4" draw:layer="layout" svg:width="1.588cm" svg:height="0.887cm" svg:x="18.78cm" svg:y="17.444cm">
          <draw:text-box>
            <text:p><text:span text:style-name="T2">N_R25</text:span></text:p>
          </draw:text-box>
        </draw:frame>
        <draw:frame draw:style-name="gr5" draw:text-style-name="P4" draw:layer="layout" svg:width="1.588cm" svg:height="0.887cm" svg:x="18.78cm" svg:y="20.05cm">
          <draw:text-box>
            <text:p><text:span text:style-name="T2">N_R26</text:span></text:p>
          </draw:text-box>
        </draw:frame>
        <draw:frame draw:style-name="gr5" draw:text-style-name="P4" draw:layer="layout" svg:width="1.588cm" svg:height="0.887cm" svg:x="18.78cm" svg:y="22.524cm">
          <draw:text-box>
            <text:p><text:span text:style-name="T2">N_R27</text:span></text:p>
          </draw:text-box>
        </draw:frame>
        <draw:frame draw:style-name="gr5" draw:text-style-name="P4" draw:layer="layout" svg:width="1.588cm" svg:height="0.887cm" svg:x="21.319cm" svg:y="4.81cm">
          <draw:text-box>
            <text:p><text:span text:style-name="T2">N_R30</text:span></text:p>
          </draw:text-box>
        </draw:frame>
        <draw:frame draw:style-name="gr5" draw:text-style-name="P4" draw:layer="layout" svg:width="1.588cm" svg:height="0.887cm" svg:x="21.319cm" svg:y="7.35cm">
          <draw:text-box>
            <text:p><text:span text:style-name="T2">N_R31</text:span></text:p>
          </draw:text-box>
        </draw:frame>
        <draw:frame draw:style-name="gr5" draw:text-style-name="P4" draw:layer="layout" svg:width="1.588cm" svg:height="0.887cm" svg:x="21.319cm" svg:y="9.89cm">
          <draw:text-box>
            <text:p><text:span text:style-name="T2">N_R32</text:span></text:p>
          </draw:text-box>
        </draw:frame>
        <draw:frame draw:style-name="gr5" draw:text-style-name="P4" draw:layer="layout" svg:width="1.588cm" svg:height="0.887cm" svg:x="21.319cm" svg:y="12.43cm">
          <draw:text-box>
            <text:p><text:span text:style-name="T2">N_R33</text:span></text:p>
          </draw:text-box>
        </draw:frame>
        <draw:frame draw:style-name="gr5" draw:text-style-name="P4" draw:layer="layout" svg:width="1.588cm" svg:height="0.887cm" svg:x="21.319cm" svg:y="14.904cm">
          <draw:text-box>
            <text:p><text:span text:style-name="T2">N_R34</text:span></text:p>
          </draw:text-box>
        </draw:frame>
        <draw:frame draw:style-name="gr5" draw:text-style-name="P4" draw:layer="layout" svg:width="1.588cm" svg:height="0.887cm" svg:x="21.319cm" svg:y="17.444cm">
          <draw:text-box>
            <text:p><text:span text:style-name="T2">N_R35</text:span></text:p>
          </draw:text-box>
        </draw:frame>
        <draw:frame draw:style-name="gr5" draw:text-style-name="P4" draw:layer="layout" svg:width="1.588cm" svg:height="0.887cm" svg:x="21.319cm" svg:y="20.05cm">
          <draw:text-box>
            <text:p><text:span text:style-name="T2">N_R36</text:span></text:p>
          </draw:text-box>
        </draw:frame>
        <draw:frame draw:style-name="gr5" draw:text-style-name="P4" draw:layer="layout" svg:width="1.588cm" svg:height="0.887cm" svg:x="21.319cm" svg:y="22.524cm">
          <draw:text-box>
            <text:p><text:span text:style-name="T2">N_R37</text:span></text:p>
          </draw:text-box>
        </draw:frame>
        <draw:frame draw:style-name="gr5" draw:text-style-name="P4" draw:layer="layout" svg:width="1.588cm" svg:height="0.887cm" svg:x="23.859cm" svg:y="4.81cm">
          <draw:text-box>
            <text:p><text:span text:style-name="T2">N_R40</text:span></text:p>
          </draw:text-box>
        </draw:frame>
        <draw:frame draw:style-name="gr5" draw:text-style-name="P4" draw:layer="layout" svg:width="1.588cm" svg:height="0.887cm" svg:x="23.859cm" svg:y="7.35cm">
          <draw:text-box>
            <text:p><text:span text:style-name="T2">N_R41</text:span></text:p>
          </draw:text-box>
        </draw:frame>
        <draw:frame draw:style-name="gr5" draw:text-style-name="P4" draw:layer="layout" svg:width="1.588cm" svg:height="0.887cm" svg:x="23.859cm" svg:y="9.89cm">
          <draw:text-box>
            <text:p><text:span text:style-name="T2">N_R42</text:span></text:p>
          </draw:text-box>
        </draw:frame>
        <draw:frame draw:style-name="gr5" draw:text-style-name="P4" draw:layer="layout" svg:width="1.588cm" svg:height="0.887cm" svg:x="23.859cm" svg:y="12.43cm">
          <draw:text-box>
            <text:p><text:span text:style-name="T2">N_R43</text:span></text:p>
          </draw:text-box>
        </draw:frame>
        <draw:frame draw:style-name="gr5" draw:text-style-name="P4" draw:layer="layout" svg:width="1.588cm" svg:height="0.887cm" svg:x="23.859cm" svg:y="14.904cm">
          <draw:text-box>
            <text:p><text:span text:style-name="T2">N_R44</text:span></text:p>
          </draw:text-box>
        </draw:frame>
        <draw:frame draw:style-name="gr5" draw:text-style-name="P4" draw:layer="layout" svg:width="1.588cm" svg:height="0.887cm" svg:x="23.859cm" svg:y="17.444cm">
          <draw:text-box>
            <text:p><text:span text:style-name="T2">N_R45</text:span></text:p>
          </draw:text-box>
        </draw:frame>
        <draw:frame draw:style-name="gr5" draw:text-style-name="P4" draw:layer="layout" svg:width="1.588cm" svg:height="0.887cm" svg:x="23.859cm" svg:y="20.05cm">
          <draw:text-box>
            <text:p><text:span text:style-name="T2">N_R46</text:span></text:p>
          </draw:text-box>
        </draw:frame>
        <draw:frame draw:style-name="gr5" draw:text-style-name="P4" draw:layer="layout" svg:width="1.588cm" svg:height="0.887cm" svg:x="23.859cm" svg:y="22.524cm">
          <draw:text-box>
            <text:p><text:span text:style-name="T2">N_R47</text:span></text:p>
          </draw:text-box>
        </draw:frame>
        <draw:frame draw:style-name="gr5" draw:text-style-name="P4" draw:layer="layout" svg:width="1.588cm" svg:height="0.887cm" svg:x="26.399cm" svg:y="4.81cm">
          <draw:text-box>
            <text:p><text:span text:style-name="T2">N_R50</text:span></text:p>
          </draw:text-box>
        </draw:frame>
        <draw:frame draw:style-name="gr5" draw:text-style-name="P4" draw:layer="layout" svg:width="1.588cm" svg:height="0.887cm" svg:x="26.4cm" svg:y="7.35cm">
          <draw:text-box>
            <text:p><text:span text:style-name="T2">N_R51</text:span></text:p>
          </draw:text-box>
        </draw:frame>
        <draw:frame draw:style-name="gr5" draw:text-style-name="P4" draw:layer="layout" svg:width="1.588cm" svg:height="0.887cm" svg:x="26.399cm" svg:y="9.89cm">
          <draw:text-box>
            <text:p><text:span text:style-name="T2">N_R52</text:span></text:p>
          </draw:text-box>
        </draw:frame>
        <draw:frame draw:style-name="gr5" draw:text-style-name="P4" draw:layer="layout" svg:width="1.588cm" svg:height="0.887cm" svg:x="26.399cm" svg:y="12.43cm">
          <draw:text-box>
            <text:p><text:span text:style-name="T2">N_R53</text:span></text:p>
          </draw:text-box>
        </draw:frame>
        <draw:frame draw:style-name="gr5" draw:text-style-name="P4" draw:layer="layout" svg:width="1.588cm" svg:height="0.887cm" svg:x="26.399cm" svg:y="14.904cm">
          <draw:text-box>
            <text:p><text:span text:style-name="T2">N_R54</text:span></text:p>
          </draw:text-box>
        </draw:frame>
        <draw:frame draw:style-name="gr5" draw:text-style-name="P4" draw:layer="layout" svg:width="1.588cm" svg:height="0.887cm" svg:x="26.399cm" svg:y="17.444cm">
          <draw:text-box>
            <text:p><text:span text:style-name="T2">N_R55</text:span></text:p>
          </draw:text-box>
        </draw:frame>
        <draw:frame draw:style-name="gr5" draw:text-style-name="P4" draw:layer="layout" svg:width="1.588cm" svg:height="0.887cm" svg:x="26.399cm" svg:y="20.05cm">
          <draw:text-box>
            <text:p><text:span text:style-name="T2">N_R56</text:span></text:p>
          </draw:text-box>
        </draw:frame>
        <draw:frame draw:style-name="gr5" draw:text-style-name="P4" draw:layer="layout" svg:width="1.588cm" svg:height="0.887cm" svg:x="26.399cm" svg:y="22.524cm">
          <draw:text-box>
            <text:p><text:span text:style-name="T2">N_R57</text:span></text:p>
          </draw:text-box>
        </draw:frame>
        <draw:frame draw:style-name="gr5" draw:text-style-name="P4" draw:layer="layout" svg:width="1.588cm" svg:height="0.887cm" svg:x="28.939cm" svg:y="4.81cm">
          <draw:text-box>
            <text:p><text:span text:style-name="T2">N_R60</text:span></text:p>
          </draw:text-box>
        </draw:frame>
        <draw:frame draw:style-name="gr5" draw:text-style-name="P4" draw:layer="layout" svg:width="1.588cm" svg:height="0.887cm" svg:x="28.939cm" svg:y="7.35cm">
          <draw:text-box>
            <text:p><text:span text:style-name="T2">N_R61</text:span></text:p>
          </draw:text-box>
        </draw:frame>
        <draw:frame draw:style-name="gr5" draw:text-style-name="P4" draw:layer="layout" svg:width="1.588cm" svg:height="0.887cm" svg:x="28.939cm" svg:y="9.89cm">
          <draw:text-box>
            <text:p><text:span text:style-name="T2">N_R62</text:span></text:p>
          </draw:text-box>
        </draw:frame>
        <draw:frame draw:style-name="gr5" draw:text-style-name="P4" draw:layer="layout" svg:width="1.588cm" svg:height="0.887cm" svg:x="28.939cm" svg:y="12.43cm">
          <draw:text-box>
            <text:p><text:span text:style-name="T2">N_R63</text:span></text:p>
          </draw:text-box>
        </draw:frame>
        <draw:frame draw:style-name="gr5" draw:text-style-name="P4" draw:layer="layout" svg:width="1.588cm" svg:height="0.887cm" svg:x="28.939cm" svg:y="14.904cm">
          <draw:text-box>
            <text:p><text:span text:style-name="T2">N_R64</text:span></text:p>
          </draw:text-box>
        </draw:frame>
        <draw:frame draw:style-name="gr5" draw:text-style-name="P4" draw:layer="layout" svg:width="1.588cm" svg:height="0.887cm" svg:x="28.939cm" svg:y="17.444cm">
          <draw:text-box>
            <text:p><text:span text:style-name="T2">N_R65</text:span></text:p>
          </draw:text-box>
        </draw:frame>
        <draw:frame draw:style-name="gr5" draw:text-style-name="P4" draw:layer="layout" svg:width="1.588cm" svg:height="0.887cm" svg:x="28.939cm" svg:y="20.05cm">
          <draw:text-box>
            <text:p><text:span text:style-name="T2">N_R66</text:span></text:p>
          </draw:text-box>
        </draw:frame>
        <draw:frame draw:style-name="gr5" draw:text-style-name="P4" draw:layer="layout" svg:width="1.588cm" svg:height="0.887cm" svg:x="28.939cm" svg:y="22.524cm">
          <draw:text-box>
            <text:p><text:span text:style-name="T2">N_R67</text:span></text:p>
          </draw:text-box>
        </draw:frame>
      </draw:page>
      <draw:page draw:name="page2" draw:style-name="dp1" draw:master-page-name="Default">
        <draw:custom-shape draw:style-name="gr7" draw:text-style-name="P1" draw:layer="layout" svg:width="5.079cm" svg:height="5.08cm" svg:x="4.175cm" svg:y="4.20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444cm" svg:y1="6.08cm" svg:x2="5.444cm" svg:y2="7.35cm">
          <text:p/>
        </draw:line>
        <draw:line draw:style-name="gr2" draw:text-style-name="P1" draw:layer="layout" svg:x1="5.444cm" svg:y1="8.62cm" svg:x2="5.444cm" svg:y2="9.89cm">
          <text:p/>
        </draw:line>
        <draw:line draw:style-name="gr2" draw:text-style-name="P1" draw:layer="layout" svg:x1="5.444cm" svg:y1="3.54cm" svg:x2="5.444cm" svg:y2="4.81cm">
          <text:p/>
        </draw:line>
        <draw:line draw:style-name="gr2" draw:text-style-name="P1" draw:layer="layout" svg:x1="7.984cm" svg:y1="6.08cm" svg:x2="7.984cm" svg:y2="7.35cm">
          <text:p/>
        </draw:line>
        <draw:line draw:style-name="gr2" draw:text-style-name="P1" draw:layer="layout" svg:x1="7.984cm" svg:y1="8.62cm" svg:x2="7.984cm" svg:y2="9.89cm">
          <text:p/>
        </draw:line>
        <draw:line draw:style-name="gr2" draw:text-style-name="P1" draw:layer="layout" svg:x1="7.984cm" svg:y1="3.54cm" svg:x2="7.984cm" svg:y2="4.81cm">
          <text:p/>
        </draw:line>
        <draw:line draw:style-name="gr3" draw:text-style-name="P1" draw:layer="layout" svg:x1="3.539cm" svg:y1="5.445cm" svg:x2="4.809cm" svg:y2="5.445cm">
          <text:p/>
        </draw:line>
        <draw:line draw:style-name="gr3" draw:text-style-name="P1" draw:layer="layout" svg:x1="3.539cm" svg:y1="7.985cm" svg:x2="4.809cm" svg:y2="7.985cm">
          <text:p/>
        </draw:line>
        <draw:line draw:style-name="gr3" draw:text-style-name="P1" draw:layer="layout" svg:x1="6.079cm" svg:y1="5.445cm" svg:x2="7.349cm" svg:y2="5.445cm">
          <text:p/>
        </draw:line>
        <draw:line draw:style-name="gr3" draw:text-style-name="P1" draw:layer="layout" svg:x1="6.079cm" svg:y1="7.985cm" svg:x2="7.349cm" svg:y2="7.985cm">
          <text:p/>
        </draw:line>
        <draw:line draw:style-name="gr3" draw:text-style-name="P1" draw:layer="layout" svg:x1="8.619cm" svg:y1="5.445cm" svg:x2="9.889cm" svg:y2="5.445cm">
          <text:p/>
        </draw:line>
        <draw:line draw:style-name="gr3" draw:text-style-name="P1" draw:layer="layout" svg:x1="8.619cm" svg:y1="7.985cm" svg:x2="9.889cm" svg:y2="7.985cm">
          <text:p/>
        </draw:line>
        <draw:custom-shape draw:style-name="gr4" draw:text-style-name="P3" draw:layer="layout" svg:width="1.27cm" svg:height="1.27cm" svg:x="4.809cm" svg:y="4.81cm">
          <text:p text:style-name="P2"><text:span text:style-name="T1">C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7cm" svg:height="1.27cm" svg:x="4.809cm" svg:y="7.35cm">
          <text:p text:style-name="P2"><text:span text:style-name="T1">C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7cm" svg:height="1.27cm" svg:x="7.349cm" svg:y="4.81cm">
          <text:p text:style-name="P2"><text:span text:style-name="T1">C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7cm" svg:height="1.27cm" svg:x="7.349cm" svg:y="7.35cm">
          <text:p text:style-name="P2"><text:span text:style-name="T1">C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1.588cm" svg:height="0.887cm" svg:x="2.268cm" svg:y="5.193cm">
          <draw:text-box>
            <text:p><text:span text:style-name="T2">N_RX0</text:span></text:p>
          </draw:text-box>
        </draw:frame>
        <draw:frame draw:style-name="gr5" draw:text-style-name="P4" draw:layer="layout" svg:width="1.587cm" svg:height="0.887cm" svg:x="6.079cm" svg:y="4.875cm">
          <draw:text-box>
            <text:p><text:span text:style-name="T2">N_R0</text:span></text:p>
          </draw:text-box>
        </draw:frame>
        <draw:frame draw:style-name="gr5" draw:text-style-name="P4" draw:layer="layout" svg:width="1.588cm" svg:height="0.887cm" svg:x="2.269cm" svg:y="7.667cm">
          <draw:text-box>
            <text:p><text:span text:style-name="T2">N_RX1</text:span></text:p>
          </draw:text-box>
        </draw:frame>
        <draw:frame draw:style-name="gr5" draw:text-style-name="P4" draw:layer="layout" svg:width="1.587cm" svg:height="0.887cm" svg:x="6.079cm" svg:y="7.415cm">
          <draw:text-box>
            <text:p><text:span text:style-name="T2">N_R1</text:span></text:p>
          </draw:text-box>
        </draw:frame>
        <draw:frame draw:style-name="gr5" draw:text-style-name="P4" draw:layer="layout" svg:width="1.588cm" svg:height="0.887cm" svg:x="4.809cm" svg:y="2.97cm">
          <draw:text-box>
            <text:p><text:span text:style-name="T2">N_CX0</text:span></text:p>
          </draw:text-box>
        </draw:frame>
        <draw:frame draw:style-name="gr5" draw:text-style-name="P4" draw:layer="layout" svg:width="1.588cm" svg:height="0.887cm" svg:x="5.444cm" svg:y="6.145cm">
          <draw:text-box>
            <text:p><text:span text:style-name="T2">N_C0</text:span></text:p>
          </draw:text-box>
        </draw:frame>
        <draw:frame draw:style-name="gr5" draw:text-style-name="P4" draw:layer="layout" svg:width="1.588cm" svg:height="0.887cm" svg:x="7.349cm" svg:y="2.97cm">
          <draw:text-box>
            <text:p><text:span text:style-name="T2">N_CX1</text:span></text:p>
          </draw:text-box>
        </draw:frame>
        <draw:frame draw:style-name="gr8" draw:text-style-name="P4" draw:layer="layout" svg:width="1.271cm" svg:height="0.57cm" svg:x="7.984cm" svg:y="6.145cm">
          <draw:text-box>
            <text:p><text:span text:style-name="T2">N_C1</text:span></text:p>
          </draw:text-box>
        </draw:frame>
        <draw:frame draw:style-name="gr9" draw:text-style-name="P5" draw:layer="layout" svg:width="7.229cm" svg:height="0.962cm" svg:x="2.978cm" svg:y="1.635cm">
          <draw:text-box>
            <text:p>Basic Systolic Array Tile</text:p>
          </draw:text-box>
        </draw:frame>
        <draw:frame draw:style-name="gr5" draw:text-style-name="P4" draw:layer="layout" svg:width="1.588cm" svg:height="0.887cm" svg:x="7.666cm" svg:y="9.955cm">
          <draw:text-box>
            <text:p><text:span text:style-name="T2">N_CY1</text:span></text:p>
          </draw:text-box>
        </draw:frame>
        <draw:frame draw:style-name="gr5" draw:text-style-name="P4" draw:layer="layout" svg:width="1.588cm" svg:height="0.887cm" svg:x="4.809cm" svg:y="9.955cm">
          <draw:text-box>
            <text:p><text:span text:style-name="T2">N_CY0</text:span></text:p>
          </draw:text-box>
        </draw:frame>
        <draw:frame draw:style-name="gr5" draw:text-style-name="P4" draw:layer="layout" svg:width="1.588cm" svg:height="0.887cm" svg:x="9.889cm" svg:y="7.667cm">
          <draw:text-box>
            <text:p><text:span text:style-name="T2">N_RY1</text:span></text:p>
          </draw:text-box>
        </draw:frame>
        <draw:frame draw:style-name="gr5" draw:text-style-name="P4" draw:layer="layout" svg:width="1.588cm" svg:height="0.887cm" svg:x="9.889cm" svg:y="5.127cm">
          <draw:text-box>
            <text:p><text:span text:style-name="T2">N_RY0</text:span></text:p>
          </draw:text-box>
        </draw:frame>
        <draw:custom-shape draw:style-name="gr10" draw:text-style-name="P7" draw:layer="layout" svg:width="1.842cm" svg:height="1.778cm" svg:x="19.669cm" svg:y="7.223cm">
          <text:p text:style-name="P6"><text:span text:style-name="T3">T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1.842cm" svg:height="1.778cm" svg:x="19.669cm" svg:y="10.779cm">
          <text:p text:style-name="P6"><text:span text:style-name="T3">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1.842cm" svg:height="1.778cm" svg:x="23.352cm" svg:y="7.223cm">
          <text:p text:style-name="P6"><text:span text:style-name="T3">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1.842cm" svg:height="1.778cm" svg:x="23.352cm" svg:y="10.779cm">
          <text:p text:style-name="P6"><text:span text:style-name="T3">T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20.59cm" svg:y1="9.001cm" svg:x2="20.59cm" svg:y2="10.779cm">
          <text:p/>
        </draw:line>
        <draw:line draw:style-name="gr11" draw:text-style-name="P1" draw:layer="layout" svg:x1="20.59cm" svg:y1="12.557cm" svg:x2="20.59cm" svg:y2="14.335cm">
          <text:p/>
        </draw:line>
        <draw:line draw:style-name="gr11" draw:text-style-name="P1" draw:layer="layout" svg:x1="24.273cm" svg:y1="12.557cm" svg:x2="24.273cm" svg:y2="14.335cm">
          <text:p/>
        </draw:line>
        <draw:line draw:style-name="gr11" draw:text-style-name="P1" draw:layer="layout" svg:x1="24.273cm" svg:y1="9.001cm" svg:x2="24.273cm" svg:y2="10.779cm">
          <text:p/>
        </draw:line>
        <draw:line draw:style-name="gr11" draw:text-style-name="P1" draw:layer="layout" svg:x1="25.194cm" svg:y1="11.668cm" svg:x2="27.035cm" svg:y2="11.668cm">
          <text:p/>
        </draw:line>
        <draw:line draw:style-name="gr11" draw:text-style-name="P1" draw:layer="layout" svg:x1="25.194cm" svg:y1="8.112cm" svg:x2="27.035cm" svg:y2="8.112cm">
          <text:p/>
        </draw:line>
        <draw:line draw:style-name="gr11" draw:text-style-name="P1" draw:layer="layout" svg:x1="21.511cm" svg:y1="8.112cm" svg:x2="23.352cm" svg:y2="8.112cm">
          <text:p/>
        </draw:line>
        <draw:line draw:style-name="gr11" draw:text-style-name="P1" draw:layer="layout" svg:x1="21.511cm" svg:y1="11.668cm" svg:x2="23.352cm" svg:y2="11.668cm">
          <text:p/>
        </draw:line>
        <draw:line draw:style-name="gr11" draw:text-style-name="P1" draw:layer="layout" svg:x1="17.828cm" svg:y1="11.668cm" svg:x2="19.669cm" svg:y2="11.668cm">
          <text:p/>
        </draw:line>
        <draw:line draw:style-name="gr11" draw:text-style-name="P1" draw:layer="layout" svg:x1="17.828cm" svg:y1="8.112cm" svg:x2="19.669cm" svg:y2="8.112cm">
          <text:p/>
        </draw:line>
        <draw:line draw:style-name="gr11" draw:text-style-name="P1" draw:layer="layout" svg:x1="20.59cm" svg:y1="5.445cm" svg:x2="20.59cm" svg:y2="7.223cm">
          <text:p/>
        </draw:line>
        <draw:line draw:style-name="gr11" draw:text-style-name="P1" draw:layer="layout" svg:x1="24.273cm" svg:y1="5.445cm" svg:x2="24.273cm" svg:y2="7.223cm">
          <text:p/>
        </draw:line>
        <draw:custom-shape draw:style-name="gr12" draw:text-style-name="P1" draw:layer="layout" svg:width="8.255cm" svg:height="7.62cm" svg:x="18.146cm" svg:y="6.08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11.598cm" svg:height="0.962cm" svg:x="21.002cm" svg:y="1.625cm">
          <draw:text-box>
            <text:p>8x8 Systolic Array Using 16 Basic Tiles </text:p>
          </draw:text-box>
        </draw:frame>
        <draw:custom-shape draw:style-name="gr10" draw:text-style-name="P7" draw:layer="layout" svg:width="1.842cm" svg:height="1.778cm" svg:x="28.876cm" svg:y="7.223cm">
          <text:p text:style-name="P6"><text:span text:style-name="T3">T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1.842cm" svg:height="1.778cm" svg:x="28.876cm" svg:y="10.779cm">
          <text:p text:style-name="P6"><text:span text:style-name="T3">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1.842cm" svg:height="1.778cm" svg:x="32.559cm" svg:y="7.223cm">
          <text:p text:style-name="P6"><text:span text:style-name="T3">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1.842cm" svg:height="1.778cm" svg:x="32.559cm" svg:y="10.779cm">
          <text:p text:style-name="P6"><text:span text:style-name="T3">T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29.797cm" svg:y1="9.001cm" svg:x2="29.797cm" svg:y2="10.779cm">
          <text:p/>
        </draw:line>
        <draw:line draw:style-name="gr11" draw:text-style-name="P1" draw:layer="layout" svg:x1="29.797cm" svg:y1="12.557cm" svg:x2="29.797cm" svg:y2="14.335cm">
          <text:p/>
        </draw:line>
        <draw:line draw:style-name="gr11" draw:text-style-name="P1" draw:layer="layout" svg:x1="33.48cm" svg:y1="12.557cm" svg:x2="33.48cm" svg:y2="14.335cm">
          <text:p/>
        </draw:line>
        <draw:line draw:style-name="gr11" draw:text-style-name="P1" draw:layer="layout" svg:x1="33.48cm" svg:y1="9.001cm" svg:x2="33.48cm" svg:y2="10.779cm">
          <text:p/>
        </draw:line>
        <draw:line draw:style-name="gr11" draw:text-style-name="P1" draw:layer="layout" svg:x1="34.401cm" svg:y1="11.668cm" svg:x2="36.242cm" svg:y2="11.668cm">
          <text:p/>
        </draw:line>
        <draw:line draw:style-name="gr11" draw:text-style-name="P1" draw:layer="layout" svg:x1="34.401cm" svg:y1="8.112cm" svg:x2="36.242cm" svg:y2="8.112cm">
          <text:p/>
        </draw:line>
        <draw:line draw:style-name="gr11" draw:text-style-name="P1" draw:layer="layout" svg:x1="30.718cm" svg:y1="8.112cm" svg:x2="32.559cm" svg:y2="8.112cm">
          <text:p/>
        </draw:line>
        <draw:line draw:style-name="gr11" draw:text-style-name="P1" draw:layer="layout" svg:x1="30.718cm" svg:y1="11.668cm" svg:x2="32.559cm" svg:y2="11.668cm">
          <text:p/>
        </draw:line>
        <draw:line draw:style-name="gr11" draw:text-style-name="P1" draw:layer="layout" svg:x1="27.035cm" svg:y1="11.668cm" svg:x2="28.876cm" svg:y2="11.668cm">
          <text:p/>
        </draw:line>
        <draw:line draw:style-name="gr11" draw:text-style-name="P1" draw:layer="layout" svg:x1="27.035cm" svg:y1="8.112cm" svg:x2="28.876cm" svg:y2="8.112cm">
          <text:p/>
        </draw:line>
        <draw:line draw:style-name="gr11" draw:text-style-name="P1" draw:layer="layout" svg:x1="29.797cm" svg:y1="5.445cm" svg:x2="29.797cm" svg:y2="7.223cm">
          <text:p/>
        </draw:line>
        <draw:line draw:style-name="gr11" draw:text-style-name="P1" draw:layer="layout" svg:x1="33.48cm" svg:y1="5.445cm" svg:x2="33.48cm" svg:y2="7.223cm">
          <text:p/>
        </draw:line>
        <draw:custom-shape draw:style-name="gr12" draw:text-style-name="P1" draw:layer="layout" svg:width="8.255cm" svg:height="7.62cm" svg:x="27.353cm" svg:y="6.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842cm" svg:height="1.778cm" svg:x="19.669cm" svg:y="16.113cm">
          <text:p text:style-name="P6"><text:span text:style-name="T3">T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1.842cm" svg:height="1.778cm" svg:x="19.669cm" svg:y="19.669cm">
          <text:p text:style-name="P6"><text:span text:style-name="T3">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1.842cm" svg:height="1.778cm" svg:x="23.352cm" svg:y="16.113cm">
          <text:p text:style-name="P6"><text:span text:style-name="T3">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1.842cm" svg:height="1.778cm" svg:x="23.352cm" svg:y="19.669cm">
          <text:p text:style-name="P6"><text:span text:style-name="T3">T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20.59cm" svg:y1="17.891cm" svg:x2="20.59cm" svg:y2="19.669cm">
          <text:p/>
        </draw:line>
        <draw:line draw:style-name="gr11" draw:text-style-name="P1" draw:layer="layout" svg:x1="20.59cm" svg:y1="21.447cm" svg:x2="20.59cm" svg:y2="23.225cm">
          <text:p/>
        </draw:line>
        <draw:line draw:style-name="gr11" draw:text-style-name="P1" draw:layer="layout" svg:x1="24.273cm" svg:y1="21.447cm" svg:x2="24.273cm" svg:y2="23.225cm">
          <text:p/>
        </draw:line>
        <draw:line draw:style-name="gr11" draw:text-style-name="P1" draw:layer="layout" svg:x1="24.273cm" svg:y1="17.891cm" svg:x2="24.273cm" svg:y2="19.669cm">
          <text:p/>
        </draw:line>
        <draw:line draw:style-name="gr11" draw:text-style-name="P1" draw:layer="layout" svg:x1="25.194cm" svg:y1="20.558cm" svg:x2="27.035cm" svg:y2="20.558cm">
          <text:p/>
        </draw:line>
        <draw:line draw:style-name="gr11" draw:text-style-name="P1" draw:layer="layout" svg:x1="25.194cm" svg:y1="17.002cm" svg:x2="27.035cm" svg:y2="17.002cm">
          <text:p/>
        </draw:line>
        <draw:line draw:style-name="gr11" draw:text-style-name="P1" draw:layer="layout" svg:x1="21.511cm" svg:y1="17.002cm" svg:x2="23.352cm" svg:y2="17.002cm">
          <text:p/>
        </draw:line>
        <draw:line draw:style-name="gr11" draw:text-style-name="P1" draw:layer="layout" svg:x1="21.511cm" svg:y1="20.558cm" svg:x2="23.352cm" svg:y2="20.558cm">
          <text:p/>
        </draw:line>
        <draw:line draw:style-name="gr11" draw:text-style-name="P1" draw:layer="layout" svg:x1="17.828cm" svg:y1="20.558cm" svg:x2="19.669cm" svg:y2="20.558cm">
          <text:p/>
        </draw:line>
        <draw:line draw:style-name="gr11" draw:text-style-name="P1" draw:layer="layout" svg:x1="17.828cm" svg:y1="17.002cm" svg:x2="19.669cm" svg:y2="17.002cm">
          <text:p/>
        </draw:line>
        <draw:line draw:style-name="gr11" draw:text-style-name="P1" draw:layer="layout" svg:x1="20.59cm" svg:y1="14.335cm" svg:x2="20.59cm" svg:y2="16.113cm">
          <text:p/>
        </draw:line>
        <draw:line draw:style-name="gr11" draw:text-style-name="P1" draw:layer="layout" svg:x1="24.273cm" svg:y1="14.335cm" svg:x2="24.273cm" svg:y2="16.113cm">
          <text:p/>
        </draw:line>
        <draw:custom-shape draw:style-name="gr12" draw:text-style-name="P1" draw:layer="layout" svg:width="8.255cm" svg:height="7.62cm" svg:x="18.146cm" svg:y="14.9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842cm" svg:height="1.778cm" svg:x="28.876cm" svg:y="16.113cm">
          <text:p text:style-name="P6"><text:span text:style-name="T3">T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1.842cm" svg:height="1.778cm" svg:x="28.876cm" svg:y="19.669cm">
          <text:p text:style-name="P6"><text:span text:style-name="T3">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1.842cm" svg:height="1.778cm" svg:x="32.559cm" svg:y="16.113cm">
          <text:p text:style-name="P6"><text:span text:style-name="T3">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1.842cm" svg:height="1.778cm" svg:x="32.559cm" svg:y="19.669cm">
          <text:p text:style-name="P6"><text:span text:style-name="T3">T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29.797cm" svg:y1="17.891cm" svg:x2="29.797cm" svg:y2="19.669cm">
          <text:p/>
        </draw:line>
        <draw:line draw:style-name="gr11" draw:text-style-name="P1" draw:layer="layout" svg:x1="29.797cm" svg:y1="21.447cm" svg:x2="29.797cm" svg:y2="23.225cm">
          <text:p/>
        </draw:line>
        <draw:line draw:style-name="gr11" draw:text-style-name="P1" draw:layer="layout" svg:x1="33.48cm" svg:y1="21.447cm" svg:x2="33.48cm" svg:y2="23.225cm">
          <text:p/>
        </draw:line>
        <draw:line draw:style-name="gr11" draw:text-style-name="P1" draw:layer="layout" svg:x1="33.48cm" svg:y1="17.891cm" svg:x2="33.48cm" svg:y2="19.669cm">
          <text:p/>
        </draw:line>
        <draw:line draw:style-name="gr11" draw:text-style-name="P1" draw:layer="layout" svg:x1="34.401cm" svg:y1="20.558cm" svg:x2="36.242cm" svg:y2="20.558cm">
          <text:p/>
        </draw:line>
        <draw:line draw:style-name="gr11" draw:text-style-name="P1" draw:layer="layout" svg:x1="34.401cm" svg:y1="17.002cm" svg:x2="36.242cm" svg:y2="17.002cm">
          <text:p/>
        </draw:line>
        <draw:line draw:style-name="gr11" draw:text-style-name="P1" draw:layer="layout" svg:x1="30.718cm" svg:y1="17.002cm" svg:x2="32.559cm" svg:y2="17.002cm">
          <text:p/>
        </draw:line>
        <draw:line draw:style-name="gr11" draw:text-style-name="P1" draw:layer="layout" svg:x1="30.718cm" svg:y1="20.558cm" svg:x2="32.559cm" svg:y2="20.558cm">
          <text:p/>
        </draw:line>
        <draw:line draw:style-name="gr11" draw:text-style-name="P1" draw:layer="layout" svg:x1="27.035cm" svg:y1="20.558cm" svg:x2="28.876cm" svg:y2="20.558cm">
          <text:p/>
        </draw:line>
        <draw:line draw:style-name="gr11" draw:text-style-name="P1" draw:layer="layout" svg:x1="27.035cm" svg:y1="17.002cm" svg:x2="28.876cm" svg:y2="17.002cm">
          <text:p/>
        </draw:line>
        <draw:line draw:style-name="gr11" draw:text-style-name="P1" draw:layer="layout" svg:x1="29.797cm" svg:y1="14.335cm" svg:x2="29.797cm" svg:y2="16.113cm">
          <text:p/>
        </draw:line>
        <draw:line draw:style-name="gr11" draw:text-style-name="P1" draw:layer="layout" svg:x1="33.48cm" svg:y1="14.335cm" svg:x2="33.48cm" svg:y2="16.113cm">
          <text:p/>
        </draw:line>
        <draw:custom-shape draw:style-name="gr12" draw:text-style-name="P1" draw:layer="layout" svg:width="8.255cm" svg:height="7.62cm" svg:x="27.353cm" svg:y="14.97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.963cm" svg:height="0.725cm" svg:x="33.644cm" svg:y="12.975cm">
          <draw:text-box>
            <text:p><text:span text:style-name="T3">4x4 </text:span><text:span text:style-name="T3">Tile</text:span></text:p>
          </draw:text-box>
        </draw:frame>
        <draw:frame draw:style-name="gr14" draw:text-style-name="P8" draw:layer="layout" svg:width="1.963cm" svg:height="0.725cm" svg:x="24.437cm" svg:y="12.975cm">
          <draw:text-box>
            <text:p><text:span text:style-name="T3">4x4 </text:span><text:span text:style-name="T3">Tile</text:span></text:p>
          </draw:text-box>
        </draw:frame>
        <draw:frame draw:style-name="gr14" draw:text-style-name="P8" draw:layer="layout" svg:width="1.963cm" svg:height="0.725cm" svg:x="24.437cm" svg:y="21.865cm">
          <draw:text-box>
            <text:p><text:span text:style-name="T3">4x4 </text:span><text:span text:style-name="T3">Tile</text:span></text:p>
          </draw:text-box>
        </draw:frame>
        <draw:frame draw:style-name="gr14" draw:text-style-name="P8" draw:layer="layout" svg:width="1.963cm" svg:height="0.725cm" svg:x="33.644cm" svg:y="21.865cm">
          <draw:text-box>
            <text:p><text:span text:style-name="T3">4x4 </text:span><text:span text:style-name="T3">Tile</text:span></text:p>
          </draw:text-box>
        </draw:frame>
        <draw:frame draw:style-name="gr15" draw:text-style-name="P8" draw:layer="layout" svg:width="1.905cm" svg:height="0.953cm" svg:x="15.605cm" svg:y="7.667cm">
          <draw:text-box>
            <text:p><text:span text:style-name="T3">N_</text:span><text:span text:style-name="T3">RX</text:span><text:span text:style-name="T3">0</text:span></text:p>
          </draw:text-box>
        </draw:frame>
        <draw:frame draw:style-name="gr15" draw:text-style-name="P8" draw:layer="layout" svg:width="1.963cm" svg:height="0.953cm" svg:x="15.547cm" svg:y="11.159cm">
          <draw:text-box>
            <text:p><text:span text:style-name="T3">N_</text:span><text:span text:style-name="T3">RX</text:span><text:span text:style-name="T3">1</text:span></text:p>
          </draw:text-box>
        </draw:frame>
        <draw:frame draw:style-name="gr15" draw:text-style-name="P8" draw:layer="layout" svg:width="1.905cm" svg:height="0.953cm" draw:transform="rotate (-1.5707963267949) translate (21.002cm 3.54cm)">
          <draw:text-box>
            <text:p><text:span text:style-name="T3">N_</text:span><text:span text:style-name="T3">CX</text:span><text:span text:style-name="T3">0</text:span></text:p>
          </draw:text-box>
        </draw:frame>
        <draw:frame draw:style-name="gr15" draw:text-style-name="P8" draw:layer="layout" svg:width="1.905cm" svg:height="0.953cm" draw:transform="rotate (-1.5707963267949) translate (24.813cm 3.54cm)">
          <draw:text-box>
            <text:p><text:span text:style-name="T3">N_</text:span><text:span text:style-name="T3">CX</text:span><text:span text:style-name="T3">1</text:span></text:p>
          </draw:text-box>
        </draw:frame>
        <draw:frame draw:style-name="gr8" draw:text-style-name="P4" draw:layer="layout" svg:width="1.271cm" svg:height="0.57cm" svg:x="24.176cm" svg:y="9.32cm">
          <draw:text-box>
            <text:p><text:span text:style-name="T2">N_C1</text:span></text:p>
          </draw:text-box>
        </draw:frame>
        <draw:frame draw:style-name="gr5" draw:text-style-name="P4" draw:layer="layout" svg:width="1.588cm" svg:height="0.887cm" svg:x="20.684cm" svg:y="9.255cm">
          <draw:text-box>
            <text:p><text:span text:style-name="T2">N_C0</text:span></text:p>
          </draw:text-box>
        </draw:frame>
        <draw:frame draw:style-name="gr5" draw:text-style-name="P4" draw:layer="layout" svg:width="1.587cm" svg:height="0.887cm" svg:x="21.637cm" svg:y="10.842cm">
          <draw:text-box>
            <text:p><text:span text:style-name="T2">N_R1</text:span></text:p>
          </draw:text-box>
        </draw:frame>
        <draw:frame draw:style-name="gr5" draw:text-style-name="P4" draw:layer="layout" svg:width="1.587cm" svg:height="0.887cm" svg:x="21.637cm" svg:y="7.415cm">
          <draw:text-box>
            <text:p><text:span text:style-name="T2">N_R0</text:span></text:p>
          </draw:text-box>
        </draw:frame>
        <draw:frame draw:style-name="gr5" draw:text-style-name="P4" draw:layer="layout" svg:width="1.588cm" svg:height="0.887cm" svg:x="25.129cm" svg:y="7.415cm">
          <draw:text-box>
            <text:p><text:span text:style-name="T2">N_RY0</text:span></text:p>
          </draw:text-box>
        </draw:frame>
        <draw:frame draw:style-name="gr5" draw:text-style-name="P4" draw:layer="layout" svg:width="1.588cm" svg:height="0.887cm" svg:x="25.129cm" svg:y="10.908cm">
          <draw:text-box>
            <text:p><text:span text:style-name="T2">N_RY1</text:span></text:p>
          </draw:text-box>
        </draw:frame>
        <draw:frame draw:style-name="gr5" draw:text-style-name="P4" draw:layer="layout" svg:width="1.588cm" svg:height="0.887cm" svg:x="19.414cm" svg:y="12.813cm">
          <draw:text-box>
            <text:p><text:span text:style-name="T2">N_CY0</text:span></text:p>
          </draw:text-box>
        </draw:frame>
        <draw:frame draw:style-name="gr5" draw:text-style-name="P4" draw:layer="layout" svg:width="1.588cm" svg:height="0.887cm" svg:x="22.907cm" svg:y="12.747cm">
          <draw:text-box>
            <text:p><text:span text:style-name="T2">N_CY1</text:span></text:p>
          </draw:text-box>
        </draw:frame>
        <draw:custom-shape draw:style-name="gr10" draw:text-style-name="P7" draw:layer="layout" svg:width="1.842cm" svg:height="1.778cm" svg:x="6.392cm" svg:y="17.7cm">
          <text:p text:style-name="P6"><text:span text:style-name="T3">T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1.842cm" svg:height="1.778cm" svg:x="6.392cm" svg:y="21.256cm">
          <text:p text:style-name="P6"><text:span text:style-name="T3">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1.842cm" svg:height="1.778cm" svg:x="10.075cm" svg:y="17.7cm">
          <text:p text:style-name="P6"><text:span text:style-name="T3">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1.842cm" svg:height="1.778cm" svg:x="10.075cm" svg:y="21.256cm">
          <text:p text:style-name="P6"><text:span text:style-name="T3">T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7.313cm" svg:y1="19.478cm" svg:x2="7.313cm" svg:y2="21.256cm">
          <text:p/>
        </draw:line>
        <draw:line draw:style-name="gr11" draw:text-style-name="P1" draw:layer="layout" svg:x1="7.313cm" svg:y1="23.034cm" svg:x2="7.313cm" svg:y2="24.812cm">
          <text:p/>
        </draw:line>
        <draw:line draw:style-name="gr11" draw:text-style-name="P1" draw:layer="layout" svg:x1="10.996cm" svg:y1="23.034cm" svg:x2="10.996cm" svg:y2="24.812cm">
          <text:p/>
        </draw:line>
        <draw:line draw:style-name="gr11" draw:text-style-name="P1" draw:layer="layout" svg:x1="10.996cm" svg:y1="19.478cm" svg:x2="10.996cm" svg:y2="21.256cm">
          <text:p/>
        </draw:line>
        <draw:line draw:style-name="gr11" draw:text-style-name="P1" draw:layer="layout" svg:x1="11.917cm" svg:y1="22.145cm" svg:x2="13.758cm" svg:y2="22.145cm">
          <text:p/>
        </draw:line>
        <draw:line draw:style-name="gr11" draw:text-style-name="P1" draw:layer="layout" svg:x1="11.917cm" svg:y1="18.589cm" svg:x2="13.758cm" svg:y2="18.589cm">
          <text:p/>
        </draw:line>
        <draw:line draw:style-name="gr11" draw:text-style-name="P1" draw:layer="layout" svg:x1="8.234cm" svg:y1="18.589cm" svg:x2="10.075cm" svg:y2="18.589cm">
          <text:p/>
        </draw:line>
        <draw:line draw:style-name="gr11" draw:text-style-name="P1" draw:layer="layout" svg:x1="8.234cm" svg:y1="22.145cm" svg:x2="10.075cm" svg:y2="22.145cm">
          <text:p/>
        </draw:line>
        <draw:line draw:style-name="gr11" draw:text-style-name="P1" draw:layer="layout" svg:x1="4.551cm" svg:y1="22.145cm" svg:x2="6.392cm" svg:y2="22.145cm">
          <text:p/>
        </draw:line>
        <draw:line draw:style-name="gr11" draw:text-style-name="P1" draw:layer="layout" svg:x1="4.551cm" svg:y1="18.589cm" svg:x2="6.392cm" svg:y2="18.589cm">
          <text:p/>
        </draw:line>
        <draw:line draw:style-name="gr11" draw:text-style-name="P1" draw:layer="layout" svg:x1="7.313cm" svg:y1="15.922cm" svg:x2="7.313cm" svg:y2="17.7cm">
          <text:p/>
        </draw:line>
        <draw:line draw:style-name="gr11" draw:text-style-name="P1" draw:layer="layout" svg:x1="10.996cm" svg:y1="15.922cm" svg:x2="10.996cm" svg:y2="17.7cm">
          <text:p/>
        </draw:line>
        <draw:custom-shape draw:style-name="gr12" draw:text-style-name="P1" draw:layer="layout" svg:width="8.255cm" svg:height="7.62cm" svg:x="4.869cm" svg:y="16.557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.963cm" svg:height="0.725cm" svg:x="11.16cm" svg:y="23.452cm">
          <draw:text-box>
            <text:p><text:span text:style-name="T3">4x4 </text:span><text:span text:style-name="T3">Tile</text:span></text:p>
          </draw:text-box>
        </draw:frame>
        <draw:frame draw:style-name="gr16" draw:text-style-name="P8" draw:layer="layout" svg:width="2.281cm" svg:height="1.199cm" svg:x="1.952cm" svg:y="18.144cm">
          <draw:text-box>
            <text:p><text:span text:style-name="T3">N_</text:span><text:span text:style-name="T3">RX</text:span><text:span text:style-name="T3">00</text:span></text:p>
            <text:p><text:span text:style-name="T3">N_</text:span><text:span text:style-name="T3">RX</text:span><text:span text:style-name="T3">01</text:span></text:p>
          </draw:text-box>
        </draw:frame>
        <draw:frame draw:style-name="gr16" draw:text-style-name="P8" draw:layer="layout" svg:width="2.281cm" svg:height="1.199cm" svg:x="1.952cm" svg:y="21.636cm">
          <draw:text-box>
            <text:p><text:span text:style-name="T3">N_</text:span><text:span text:style-name="T3">RX</text:span><text:span text:style-name="T3">10</text:span></text:p>
            <text:p><text:span text:style-name="T3">N_</text:span><text:span text:style-name="T3">RX</text:span><text:span text:style-name="T3">11</text:span></text:p>
          </draw:text-box>
        </draw:frame>
        <draw:frame draw:style-name="gr16" draw:text-style-name="P8" draw:layer="layout" svg:width="2.54cm" svg:height="1.199cm" draw:transform="rotate (-1.5707963267949) translate (7.725cm 13.382cm)">
          <draw:text-box>
            <text:p><text:span text:style-name="T3">N_</text:span><text:span text:style-name="T3">CX</text:span><text:span text:style-name="T3">01</text:span></text:p>
            <text:p><text:span text:style-name="T3">N_</text:span><text:span text:style-name="T3">CX</text:span><text:span text:style-name="T3">00</text:span></text:p>
          </draw:text-box>
        </draw:frame>
        <draw:frame draw:style-name="gr8" draw:text-style-name="P4" draw:layer="layout" svg:width="1.271cm" svg:height="0.801cm" svg:x="10.899cm" svg:y="19.797cm">
          <draw:text-box>
            <text:p><text:span text:style-name="T2">N_C10</text:span></text:p>
            <text:p><text:span text:style-name="T2">N_C11</text:span></text:p>
          </draw:text-box>
        </draw:frame>
        <draw:frame draw:style-name="gr5" draw:text-style-name="P4" draw:layer="layout" svg:width="1.588cm" svg:height="0.887cm" svg:x="7.407cm" svg:y="19.732cm">
          <draw:text-box>
            <text:p><text:span text:style-name="T2">N_C00</text:span></text:p>
            <text:p><text:span text:style-name="T2">N_C01</text:span></text:p>
          </draw:text-box>
        </draw:frame>
        <draw:frame draw:style-name="gr5" draw:text-style-name="P4" draw:layer="layout" svg:width="1.587cm" svg:height="0.887cm" svg:x="8.36cm" svg:y="21.319cm">
          <draw:text-box>
            <text:p><text:span text:style-name="T2">N_R10</text:span></text:p>
            <text:p><text:span text:style-name="T2">N_R11</text:span></text:p>
          </draw:text-box>
        </draw:frame>
        <draw:frame draw:style-name="gr5" draw:text-style-name="P4" draw:layer="layout" svg:width="1.587cm" svg:height="0.887cm" svg:x="8.36cm" svg:y="17.892cm">
          <draw:text-box>
            <text:p><text:span text:style-name="T2">N_R00</text:span></text:p>
            <text:p><text:span text:style-name="T2">N_R01</text:span></text:p>
          </draw:text-box>
        </draw:frame>
        <draw:frame draw:style-name="gr16" draw:text-style-name="P8" draw:layer="layout" svg:width="2.54cm" svg:height="1.199cm" draw:transform="rotate (-1.5707963267949) translate (11.477cm 13.382cm)">
          <draw:text-box>
            <text:p><text:span text:style-name="T3">N_</text:span><text:span text:style-name="T3">CX</text:span><text:span text:style-name="T3">11</text:span></text:p>
            <text:p><text:span text:style-name="T3">N_</text:span><text:span text:style-name="T3">CX</text:span><text:span text:style-name="T3">10</text:span></text:p>
          </draw:text-box>
        </draw:frame>
        <draw:frame draw:style-name="gr16" draw:text-style-name="P8" draw:layer="layout" svg:width="2.281cm" svg:height="1.199cm" svg:x="13.959cm" svg:y="17.898cm">
          <draw:text-box>
            <text:p><text:span text:style-name="T3">N_</text:span><text:span text:style-name="T3">RY</text:span><text:span text:style-name="T3">00</text:span></text:p>
            <text:p><text:span text:style-name="T3">N_</text:span><text:span text:style-name="T3">RY</text:span><text:span text:style-name="T3">01</text:span></text:p>
          </draw:text-box>
        </draw:frame>
        <draw:frame draw:style-name="gr16" draw:text-style-name="P8" draw:layer="layout" svg:width="2.281cm" svg:height="1.199cm" svg:x="14.017cm" svg:y="21.637cm">
          <draw:text-box>
            <text:p><text:span text:style-name="T3">N_</text:span><text:span text:style-name="T3">RY</text:span><text:span text:style-name="T3">10</text:span></text:p>
            <text:p><text:span text:style-name="T3">N_</text:span><text:span text:style-name="T3">RY</text:span><text:span text:style-name="T3">11</text:span></text:p>
          </draw:text-box>
        </draw:frame>
        <draw:frame draw:style-name="gr16" draw:text-style-name="P8" draw:layer="layout" svg:width="2.54cm" svg:height="1.199cm" draw:transform="rotate (-1.5707963267949) translate (7.985cm 25.13cm)">
          <draw:text-box>
            <text:p><text:span text:style-name="T3">N_</text:span><text:span text:style-name="T3">CY</text:span><text:span text:style-name="T3">01</text:span></text:p>
            <text:p><text:span text:style-name="T3">N_</text:span><text:span text:style-name="T3">CY</text:span><text:span text:style-name="T3">00</text:span></text:p>
          </draw:text-box>
        </draw:frame>
        <draw:frame draw:style-name="gr16" draw:text-style-name="P8" draw:layer="layout" svg:width="2.54cm" svg:height="1.199cm" draw:transform="rotate (-1.5707963267949) translate (11.795cm 25.13cm)">
          <draw:text-box>
            <text:p><text:span text:style-name="T3">N_</text:span><text:span text:style-name="T3">CY</text:span><text:span text:style-name="T3">11</text:span></text:p>
            <text:p><text:span text:style-name="T3">N_</text:span><text:span text:style-name="T3">CY</text:span><text:span text:style-name="T3">10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8:07:51.787139076</meta:creation-date>
    <dc:date>2024-01-30T16:02:45.756611485</dc:date>
    <meta:editing-duration>PT8H43M9S</meta:editing-duration>
    <meta:editing-cycles>25</meta:editing-cycles>
    <meta:generator>LibreOffice/7.5.9.2$Linux_X86_64 LibreOffice_project/50$Build-2</meta:generator>
    <meta:document-statistic meta:object-count="499"/>
  </office:meta>
</office:document-meta>
</file>